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{('2.3-0.01', 0): -1.0020770987203738, ('2.81-0.05', 2): -1.8551451781761412, ('2.43-0.04', 1): -1.4379416569050973, ('2.87-0.01', 0): -0.43599288068565362, ('2.66-0.02', 2): -1.5399336250351974, ('2.7-0.07', 0): -0.71857093326493482, ('2.170.0', 1): -0.218107852123025, ('2.6-0.06', 2): -0.97619535471507413, ('2.75-0.01', 2): -0.43587588150964418, ('2.02-0.0', 0): -0.57487918060239096, ('2.260.0', 1): -0.2522345357373727, ('1.770.0', 2): -0.59950866965614613, ('2.41-0.04', 0): -1.4370922268207518, ('1.13-0.0', 0): -0.090928777552362297, ('2.2-0.01', 1): -1.2329427012823866, ('2.85-0.04', 1): -1.1037234682115866, ('2.310.0', 0): -0.61430039915448265, ('2.52-0.01', 0): -0.75023319726259197, ('1.060.0', 0): -0.063319054425176588, ('2.210.0', 1): -0.38629172022161223, ('2.82-0.05', 1): -1.685993692148763, ('2.93-0.03', 2): -1.1149237874309559, ('1.5-0.01', 0): -0.34067213262643564, ('2.10.0', 1): -0.34536486474168593, ('2.68-0.02', 1): -1.803647425969509, ('2.84-0.04', 1): -1.3256521919143525, ('2.91-0.06', 1): -1.2283581023169292, ('1.87-0.01', 1): -0.65488269363957341, ('1.530.01', 2): -0.12658839314178977, ('2.47-0.02', 1): -1.661666356372429, ('2.83-0.07', 0): -1.5774274347870452, ('1.66-0.0', 2): -0.31637891600458179, ('2.9-0.02', 1): -1.242743377574979, ('2.54-0.01', 1): -0.49762815160233709, ('2.17-0.02', 2): -1.1773343975041815, ('2.410.0', 1): -0.42074762309847791, ('2.63-0.0', 0): -0.3993752047866243, ('2.23-0.01', 1): -1.2312434486521895, ('2.25-0.03', 2): -1.307619302600024, ('2.65-0.02', 1): -1.7919274378996255, ('2.59-0.01', 0): -0.86572353188174689, ('1.650.0', 0): -0.51610379686462671, ('1.710.01', 0): -0.16345950742075482, ('1.34-0.0', 2): -0.25597622026394357, ('2.45-0.02', 0): -1.1868096555427132, ('1.720.0', 2): -0.32052547221407152, ('2.44-0.03', 1): -1.5526148229614618, ('2.38-0.03', 2): -1.4631961459070308, ('1.63-0.0', 2): -0.28953690203380883, ('1.09-0.0', 1): -0.064603819900519305, ('2.06-0.01', 2): -0.8621731486456653, ('2.4-0.02', 1): -1.3533379049292744, ('1.19-0.0', 0): -0.11574403381459956, ('2.50.0', 2): -0.52825918888016643, ('2.46-0.01', 0): -1.2578032292210268, ('2.68-0.06', 2): -1.6100826078726398, ('1.74-0.0', 1): -0.68021597590284477, ('1.79-0.01', 0): -0.53496997644666155, ('1.88-0.01', 2): -0.70328547365761085, ('2.63-0.06', 2): -1.2269472435316529, ('1.420.0', 1): -0.26526315117980515, ('1.29-0.0', 2): -0.14308279137626395, ('1.17-0.0', 1): -0.044683358995272995, ('2.2-0.0', 2): -0.44580310038283966, ('2.79-0.02', 2): -0.68837599912252945, ('1.81-0.0', 1): -0.4655516412490614, ('1.310.0', 1): -0.22489026229005318, ('1.690.01', 0): -0.22683751146671227, ('1.66-0.02', 0): -0.19045678032172045, ('2.61-0.0', 0): -0.4628284009491026, ('2.28-0.02', 1): -1.0585170389659775, ('2.73-0.02', 2): -1.4718152939890912, ('2.8-0.03', 1): -1.7429930247227252, ('2.25-0.04', 0): -1.1286131177106637, ('1.67-0.0', 1): -0.51085573814279972, ('2.78-0.06', 2): -1.7336438522541895, ('2.27-0.01', 0): -0.99368803605546974, ('1.730.0', 2): -0.50872178090461262, ('2.11-0.03', 1): -0.98470482945576954, ('2.26-0.04', 1): -1.063348360329778, ('2.430.0', 1): -0.78665101437326024, ('1.58-0.01', 1): -0.46290637920312055, ('1.37-0.01', 2): -0.27042096720975756, ('2.090.0', 0): -0.28739475797364766, ('2.220.01', 1): -0.44277424115518554, ('1.630.0', 2): -0.33539805819503654, ('2.14-0.04', 0): -0.18375747754804697, ('2.58-0.06', 0): -1.1722409157508658, ('2.17-0.0', 2): -0.35189110641586768, ('3.0-0.06', 0): 0.0, ('1.56-0.01', 1): -0.37312219065451796, ('1.70.01', 2): -0.19282405340699307, ('2.370.0', 2): -0.72679234045223839, ('1.820.01', 1): -0.2288091986597921, ('2.62-0.03', 0): -1.6143078899266081, ('2.36-0.01', 2): -0.97943704374448837, ('2.65-0.01', 2): -1.0380298606462079, ('2.52-0.0', 0): -0.8880130402889862, ('2.89-0.08', 2): -1.1277856925065159, ('2.45-0.03', 0): -1.2286106261764049, ('2.92-0.08', 0): -1.0801986283561424, ('2.97-0.02', 0): -0.54990883440234817, ('2.94-0.04', 0): -1.2909216224186038, ('1.80.01', 0): -0.20654042887353599, ('1.840.01', 0): -0.31812474203646091, ('1.91-0.01', 1): -0.77896919799000364, ('2.96-0.06', 1): -0.86144180878069387, ('2.37-0.03', 1): -1.4193906748098581, ('1.860.0', 2): -0.41751751110316038, ('2.74-0.01', 1): -<text:soft-page-break/>0.95184005093498403, ('1.440.0', 2): -0.24757152880931141, ('2.86-0.04', 0): -1.3752029357961173, ('2.89-0.02', 0): -0.72158249650546391, ('2.82-0.01', 0): -1.2637018613684008, ('2.8-0.04', 1): -1.3904461000102872, ('2.93-0.07', 1): -1.1067300455186815, ('1.49-0.0', 0): -0.37845981344191992, ('2.76-0.03', 1): -1.5724337674681506, ('2.14-0.0', 2): -0.32777438625928706, ('2.65-0.01', 0): -0.79882546044776215, ('2.54-0.0', 0): -0.26847401020209172, ('2.05-0.01', 0): -0.78874720908047269, ('2.03-0.03', 1): -0.77037169142085826, ('1.7-0.0', 1): -0.5563951018325004, ('2.39-0.01', 1): -0.95534281435047486, ('2.16-0.02', 0): -1.103713253987282, ('2.20.0', 2): -0.49313669536221322, ('2.81-0.04', 1): -1.067573123697765, ('1.92-0.01', 2): -0.79302420252265038, ('1.470.0', 0): -0.29609386696680634, ('1.850.01', 2): -0.24746503341069331, ('2.78-0.04', 2): -1.1979773885496872, ('2.53-0.05', 0): -1.3556596088794191, ('1.83-0.01', 2): -0.71716683881369714, ('1.350.0', 1): -0.11366325277718635, ('2.58-0.01', 2): -0.60923513612136204, ('2.79-0.03', 1): -1.6889480791743252, ('2.59-0.0', 2): -0.5503284004952117, ('1.94-0.03', 1): -0.41075694664369655, ('1.78-0.0', 2): -0.44525107505535116, ('1.380.0', 0): -0.12016746429357321, ('1.64-0.02', 2): -0.22239446510669417, ('2.55-0.04', 1): -1.7275448167039142, ('1.880.0', 2): -0.33734073205186688, ('1.580.0', 1): -0.44812045322770105, ('2.95-0.02', 2): -0.62646989045013246, ('1.51-0.01', 0): -0.36263108761782126, ('1.69-0.01', 0): -0.5239436220888537, ('2.74-0.06', 1): -1.6876273172215026, ('1.160.0', 2): -0.10409226175329035, ('2.72-0.07', 2): -0.58128454292073106, ('1.3-0.0', 1): -0.23944998259601746, ('2.4-0.01', 2): -1.3303783594230723, ('2.56-0.01', 0): -0.85341534654236562, ('2.99-0.09', 0): 0.0, ('2.76-0.04', 1): -1.1195365623906504, ('2.17-0.03', 1): -1.1445948869297087, ('2.25-0.02', 1): -1.050344315519286, ('2.04-0.01', 0): -1.0055100653218332, ('1.33-0.01', 0): -0.18185156011784676, ('2.26-0.02', 0): -1.1492767875518317, ('2.77-0.06', 2): -1.8070019029317563, ('1.550.01', 2): -0.15225244408515839, ('2.83-0.08', 2): -0.42990739242613807, ('2.64-0.03', 1): -1.3322696973733408, ('2.99-0.03', 2): 0.0, ('2.090.01', 0): -0.33242509108448626, ('2.8-0.07', 2): -1.5271338498482325, ('2.250.0', 0): -0.6153917933130556, ('2.290.0', 1): -0.36885731073281125, ('1.10.0', 0): -0.04908612958105775, ('2.060.0', 0): -0.284305036437699, ('2.21-0.02', 0): -0.98142579429862253, ('2.98-0.03', 1): 0.0, ('1.020.0', 1): -0.046955280157053976, ('2.97-0.05', 1): -1.0160437433095371, ('2.39-0.02', 2): -0.96210239389590679, ('1.89-0.01', 2): -0.82181598015937829, ('2.55-0.03', 1): -1.0555336223999179, ('1.620.0', 0): -0.48582285744126741, ('2.3-0.03', 0): -1.1661394085006718, ('2.92-0.02', 1): -0.68555134455263533, ('1.72-0.01', 2): -0.54511941682664067, ('2.87-0.03', 0): -1.5268383436620145, ('2.45-0.0', 0): -0.19157539440455479, ('1.92-0.0', 1): -0.85963796638759116, ('1.59-0.01', 2): -0.46670769615924101, ('2.96-0.08', 2): -0.66807782572266106, ('2.07-0.0', 2): -0.96604442443992511, ('1.430.0', 0): -0.33572570367268101, ('2.96-0.06', 0): -0.85012077357884963, ('2.38-0.02', 2): -1.472980806179125, ('1.38-0.01', 0): -0.18381266104788871, ('2.8-0.02', 2): -1.0396270139922428, ('1.6-0.0', 0): -0.27627750734277767, ('2.15-0.03', 1): -0.99611716723713206, ('2.84-0.06', 1): -1.7655243204248376, ('1.5-0.0', 0): -0.3250887139763099, ('2.96-0.02', 0): -0.29777803790082652, ('1.98-0.02', 0): -0.8602824843736222, ('2.91-0.04', 1): -1.3340190305616952, ('2.74-0.05', 2): -2.0374887059815858, ('1.94-0.0', 2): -0.73198095641147209, ('2.0-0.01', 1): -0.80091872778711592, ('2.030.0', 2): -0.22371899348809124, ('2.86-0.08', 1): -0.91480607704298467, ('2.83-0.01', 0): -1.1645190402512495, ('1.47-0.0', 1): -0.31809687353271454, ('2.16-0.04', 1): -0.67582471728099991, ('2.35-0.03', 1): -1.4499354600136638, ('2.5-0.04', 1): -1.6446499609359502, ('2.32-0.02', 0): -1.2350895101526422, ('2.15-0.04', 0): -0.20759267564557626, ('1.920.01', 1): -0.26666592420222124, ('2.54-0.03', 1): -0.95690167226797751, ('2.76-0.07', 2): -1.3406842009347824, ('1.04-0.0', 0): -0.033142376490933385, ('1.130.0', 2): -0.082082292241587668, ('1.920.0', 2): -0.40732381031293585, ('2.65-0.04', 1): -<text:soft-page-break/>1.8551757403739579, ('1.75-0.02', 2): -0.44254990434437724, ('2.98-0.04', 1): 0.0, ('2.10.0', 0): -0.34857881219779574, ('2.39-0.05', 0): -0.71510947099232647, ('2.37-0.02', 0): -1.2883045496652825, ('1.950.0', 2): -0.27048599726963868, ('2.1-0.01', 2): -1.1587644953395577, ('2.79-0.07', 2): -1.4749091791023405, ('2.73-0.03', 2): -1.6289692026653317, ('2.4-0.04', 1): -1.3784801577644585, ('1.660.01', 0): -0.12898597483690516, ('1.77-0.0', 1): -0.74416483487400242, ('1.330.0', 0): -0.19169644102941713, ('1.83-0.0', 2): -0.7663321673983664, ('2.7-0.0', 0): -1.0764927543229008, ('1.640.01', 1): -0.17595407124066467, ('2.41-0.03', 2): -1.5182339811945378, ('1.420.01', 1): -0.070832771293160374, ('2.72-0.05', 1): -1.8405290602223043, ('2.97-0.06', 2): -0.54191961737629968, ('1.59-0.0', 0): -0.43454322141438806, ('2.49-0.04', 0): -1.6187649406627422, ('2.83-0.01', 2): -0.8723012258082895, ('2.92-0.01', 2): -0.67514069726996373, ('2.42-0.02', 1): -1.0895471718381629, ('2.84-0.01', 1): -0.6444183263294998, ('2.76-0.02', 2): -1.0703917551639714, ('2.8-0.04', 0): -1.4154933784365262, ('1.450.0', 0): -0.27743076211808182, ('1.83-0.02', 2): -0.5526377087381863, ('1.990.01', 1): -0.31428191816289264, ('2.58-0.0', 1): -0.45744456998873828, ('2.91-0.03', 1): -1.3040708634697209, ('2.020.0', 0): -0.16503017099802197, ('2.67-0.06', 1): -1.4999104988452474, ('1.880.0', 1): -0.34716216276374323, ('1.310.01', 0): -0.040115062083942513,</text:p>
      <text:p text:style-name="Standard"><text:s/>('2.03-0.02', 2): -0.95540582316065714, ('1.560.01', 0): -0.12714800552695948, ('1.22-0.0', 1): -0.15874810586277868, ('2.88-0.04', 0): -1.4310207705956761, ('1.33-0.0', 1): -0.25378605947289601, ('2.9-0.07', 1): -1.1741296520349478, ('1.55-0.01', 0): -0.36530051519901285, ('2.56-0.05', 1): -1.5308756989810792, ('2.160.01', 1): -0.46072353410233674, ('2.54-0.04', 1): -1.514396287172131, ('2.13-0.01', 1): -1.1935531609331056, ('2.59-0.06', 2): -1.3460583355111375, ('1.43-0.0', 0): -0.32846627741904622, ('1.290.0', 2): -0.049128902859859921, ('2.11-0.01', 1): -0.95726188231903664, ('2.21-0.0', 0): -0.40139128199679652, ('1.60.01', 0): -0.18225352938020475, ('2.330.0', 1): -0.4292497259935602, ('1.77-0.02', 2): -0.50412896026304321, ('2.09-0.03', 1): -0.88465804853089691, ('2.63-0.03', 2): -1.2740308439356105, ('2.55-0.05', 2): -1.5550928592799595, ('2.24-0.02', 1): -0.8987678461221531, ('1.01-0.0', 1): -0.019769478167749068, ('3.0-0.04', 0): 0.0, ('2.0-0.0', 0): -0.72470322317532687, ('2.16-0.0', 0): -0.62881589588130582, ('2.72-0.06', 1): -1.5477282242190524, ('1.86-0.02', 1): -0.77115832759155434, ('2.98-0.07', 2): 0.0, ('2.35-0.05', 2): -0.26032431028470338, ('1.93-0.0', 0): -0.52167568471322556, ('2.97-0.01', 0): -1.497607659241194, ('2.48-0.01', 2): -0.63358459129336653, ('2.45-0.01', 0): -0.98006118987219859, ('2.92-0.06', 0): -1.347415678195764, ('2.110.0', 0): -0.1645462403978305, ('2.43-0.02', 0): -1.384333512955336, ('1.450.01', 1): -0.078109579362276943, ('1.36-0.0', 0): -0.24943978945035616, ('2.93-0.08', 1): -1.1253103604707124, ('1.52-0.01', 1): -0.34398296212722085, ('1.91-0.03', 1): -0.35363087054527059, ('2.96-0.04', 1): -0.91137166432634464, ('1.520.0', 0): -0.41235215324817615, ('1.6-0.01', 1): -0.43220619889190126, ('2.85-0.06', 0): -1.7511237629874565, ('2.86-0.02', 0): -0.99325049916839425, ('2.52-0.03', 1): -1.1544563881174845, ('1.150.0', 0): -0.090477620777826812, ('2.82-0.07', 0): -1.4986015499592378, ('2.8-0.06', 1): -1.8880037136784553, ('2.93-0.01', 1): -0.55019298544188544, ('2.340.0', 0): -0.66436560887476548, ('2.180.0', 0): -0.29874912553560257, ('2.84-0.02', 2): -0.88704137185837217, ('2.95-0.03', 2): -0.73720106051452439, ('2.27-0.04', 2): -0.890913870480181, ('2.57-0.01', 2): -0.48217654437359636, ('1.72-0.0', 1): -0.37833469401091174, ('2.67-0.05', 2): -1.7938926103055941, ('2.83-0.05', 1): -1.9043606075208888, ('2.03-0.0', 2): -0.74034932434995493, ('2.39-0.03', 1): -1.2488198726966855, ('2.9-0.04', 2): -1.4847507835588174, ('2.81-0.02', 1): -0.96870847748924782, ('1.260.0', 1): -0.041363536561101227, ('2.36-0.0', 0): -0.33217039331275733, ('2.13-0.02', 2): -1.0898157228509102, ('1.50.0', 1): -0.35303768664045115, ('2.62-0.04', 2): -1.8476985432940523, ('2.35-0.01', 0): -1.4765424992736498, ('2.98-0.08', 0): 0.0, ('2.29-0.04', 2): -1.1424125725712337, ('2.79-0.05', 1): -<text:soft-page-break/>1.7824267111677032, ('1.94-0.01', 1): -0.75266466512228969, ('1.570.0', 1): -0.31572609720937844, ('2.44-0.01', 0): -1.4873532503082973, ('2.77-0.07', 2): -1.5123812700384522, ('1.360.01', 2): -0.095459902086228801, ('2.81-0.04', 0): -1.1049740662198326, ('1.930.0', 1): -0.18427884931478916, ('2.87-0.08', 1): -0.6394455275080877, ('2.65-0.03', 0): -1.7129409210161834, ('2.84-0.07', 2): -1.3736276658463791, ('2.050.0', 0): -0.17772784303057174, ('2.91-0.05', 2): -1.1198148465516318, ('1.00.0', 1): -0.027053102609209179, ('2.01-0.03', 2): -0.70265568545598434, ('1.69-0.02', 0): -0.23177936005189642, ('1.28-0.01', 1): -0.059212351119996134, ('2.160.0', 2): -0.35473027847966965, ('1.7-0.01', 1): -0.59822780459530089, ('2.5-0.05', 2): -1.4103638647220758, ('1.43-0.01', 1): -0.34059268805635656, ('1.82-0.01', 1): -0.55709222228161936, ('2.54-0.02', 2): -1.3617413990726663, ('2.76-0.06', 1): -1.8796251337307512, ('2.50.0', 0): -0.3431903441801864, ('1.52-0.0', 2): -0.38668532908053443, ('2.73-0.07', 0): -1.0422131826475045, ('1.55-0.0', 1): -0.39366833076172575, ('2.67-0.02', 0): -1.4922169120143853, ('2.04-0.03', 0): -0.88837180231393853, ('1.890.01', 0): -0.24740003569623006, ('2.42-0.04', 1): -1.3862287815301408, ('2.64-0.01', 1): -0.48479698893248568, ('2.19-0.0', 1): -0.5910825972213466, ('2.28-0.04', 2): -1.2187130945064726, ('2.24-0.04', 0): -0.8402869433406468, ('2.93-0.02', 2): -0.91205213133180907, ('1.07-0.0', 2): -0.058375837027837919, ('2.10.01', 0): -0.49089049851128458, ('2.02-0.02', 0): -0.97640373403255876, ('2.27-0.03', 1): -1.1712324876436462, ('2.77-0.04', 2): -1.3809979808704547, ('2.270.0', 1): -0.37929978504227607, ('2.21-0.04', 0): -0.7092796867915987, ('2.130.0', 1): -0.33562010724443431, ('2.33-0.02', 2): -0.75371212297077006, ('2.97-0.07', 1): -0.49766798404700324, ('1.640.0', 0): -0.49148446995398282, ('2.55-0.01', 1): -0.53645220974977992, ('1.37-0.0', 1): -0.27067916157676797, ('2.81-0.01', 2): -0.45380956813383705, ('2.17-0.04', 1): -0.32459701511690064, ('2.87-0.05', 0): -1.6158359902313328, ('2.94-0.02', 0): -0.5578386882751305, ('2.6-0.02', 2): -1.4015366359496957, ('1.30.0', 2): -0.20734198222829797, ('2.72-0.02', 0): -1.3845850638374846, ('2.51-0.04', 0): -1.5012960579964463, ('2.79-0.06', 2): -1.7790816552632067, ('2.85-0.08', 1): -1.0396574964436534, ('1.76-0.01', 0): -0.65217199144256011, ('2.52-0.05', 0): -1.4059214048710058, ('1.8-0.01', 0): -0.69017273764911757, ('2.25-0.0', 0): -0.42606107836920548, ('2.99-0.06', 2): 0.0, ('2.28-0.01', 2): -1.2605037840539417, ('2.34-0.02', 1): -1.2146973082087822, ('2.94-0.08', 1): -0.89692366946304025, ('2.15-0.01', 1): -0.95749164405398624, ('2.94-0.08', 2): -0.82946688431518578, ('1.940.01', 0): -0.37283568945829609, ('1.46-0.01', 2): -0.36459912771117253, ('1.23-0.0', 0): -0.08343063240013926, ('2.41-0.02', 2): -1.5514644040729662, ('2.0-0.03', 1): -0.7018450930139335, ('2.86-0.06', 1): -1.8475460699889172, ('2.83-0.03', 0): -1.7328141929083245, ('2.93-0.05', 0): -1.0179728425487524, ('2.81-0.01', 1): -0.61090300635055372, ('2.190.0', 0): -0.4248846368000212, ('1.67-0.02', 2): -0.40371275704590259, ('2.65-0.06', 1): -1.4699586970363308, ('2.120.0', 2): -0.24365104281080471, ('2.98-0.06', 1): 0.0, ('2.05-0.03', 1): -0.82619468401286211, ('1.810.01', 1): -0.23807315311084898, ('1.57-0.0', 1): -0.27609312418417609, ('2.3-0.04', 2): -0.96172109026735664, ('2.81-0.06', 0): -1.7965686110539143, ('2.87-0.06', 2): -1.6496270699546303, ('1.830.01', 0): -0.21362488687416448, ('2.53-0.06', 2): -0.67617018994080647, ('1.76-0.0', 0): -0.61480170885013719, ('2.75-0.04', 0): -1.3436709419200652, ('1.82-0.0', 1): -0.67504615288251824, ('1.040.0', 0): -0.033246618572836832, ('2.46-0.05', 0): -1.2918340236290811, ('2.490.0', 2): -0.98909268984133936, ('2.79-0.01', 0): -1.2169539393127335, ('2.2-0.02', 1): -1.1700569612094571, ('2.88-0.08', 2): -1.0763136782420843, ('2.06-0.0', 0): -0.73735294194898326, ('2.63-0.02', 2): -1.4249005658939935, ('2.84-0.03', 1): -1.6309793062469957, ('2.4-0.0', 2): -0.65952736690875913, ('2.91-0.01', 1): -0.53634761595270619, ('2.84-0.05', 1): -1.8046925154044944, ('2.67-0.04', 1): -1.6021499353809485, ('2.6-0.03', 0): -<text:soft-page-break/>0.97849308998813822, ('1.610.0', 1): -0.46316592263448275, ('1.74-0.02', 1): -0.5356677309343677, ('2.88-0.06', 0): -1.5830677868395082, ('2.9-0.05', 1): -1.3374446834596505, ('2.61-0.05', 0): -1.7356881498667571, ('2.56-0.03', 1): -1.3495691893763504, ('1.910.01', 0): -0.24366604236648393, ('2.81-0.05', 1): -1.9076958213585937, ('2.17-0.01', 0): -1.1121733678622145, ('2.13-0.03', 1): -1.1165418182695792, ('2.23-0.02', 1): -1.1721609779001467, ('1.46-0.0', 2): -0.32585086485778758, ('2.260.0', 2): -0.36105345978607695, ('2.01-0.03', 0): -0.83784892042772208, ('2.64-0.05', 0): -1.7887996051793671, ('2.42-0.05', 1): -0.82682751879142391, ('2.09-0.01', 1): -0.88382455210738486, ('2.74-0.06', 0): -1.6997209502585142, ('2.10.0', 2): -0.38231931438481298, ('1.160.0', 1): -0.10366581449540722, ('1.490.01', 2): -0.11933533778297277, ('2.7-0.07', 1): -0.70102270768434483, ('1.88-0.02', 0): -0.78289253628418742, ('2.97-0.03', 0): -0.830530105827891, ('1.460.01', 1): -0.10485568340184453, ('2.23-0.0', 2): -0.30106737799300332, ('2.47-0.0', 1): -0.47520999187790769, ('2.49-0.03', 2): -1.2505246688770801, ('2.92-0.04', 0): -1.064183888585331, ('2.43-0.04', 0): -1.5048105393696842, ('2.170.0', 2): -0.37216076944782622, ('2.87-0.01', 1): -0.67927789236888425, ('2.31-0.01', 2): -1.3011793940348231, ('2.73-0.07', 1): -1.0289288123724694, ('2.62-0.05', 2): -1.7345793042629105, ('2.45-0.02', 1): -1.1886946113998229, ('1.13-0.0', 1): -0.090265377178449416, ('2.2-0.01', 2): -1.1411989410835037, ('2.85-0.04', 0): -1.1248546592722328, ('2.52-0.01', 1): -0.66814007696260014, ('2.210.0', 2): -0.35621630218190442, ('2.82-0.05', 0): -1.7128991799784028, ('2.93-0.03', 1): -1.2069722926365363, ('2.78-0.03', 0): -1.5936173707233638, ('1.87-0.01', 0): -0.66317041748275218, ('2.47-0.02', 0): -1.4972088540951241, ('2.83-0.07', 1): -1.5694822329172586, ('2.48-0.04', 2): -1.4799236962038766, ('2.14-0.01', 2): -1.1072226223771773, ('2.49-0.02', 2): -1.4490854618674143, ('2.79-0.02', 1): -0.72492689145720457, ('2.37-0.0', 1): -0.44722713141162401, ('2.63-0.0', 1): -0.67228922032637117, ('2.23-0.01', 2): -1.2863115676014027, ('1.510.01', 0): -0.14226881525339014, ('2.35-0.03', 0): -1.4397031796274826, ('1.370.01', 0): -0.067924181421744098, ('1.920.0', 1): -0.39767973459991102, ('1.710.01', 1): -0.1700207748216738, ('1.34-0.0', 1): -0.25638279364468852, ('2.2-0.04', 2): -0.74736169659172935, ('2.44-0.03', 0): -1.5433620876940943, ('2.45-0.04', 2): -1.4298661573514497, ('1.63-0.0', 1): -0.29283942208391855, ('1.09-0.0', 0): -0.087334514076990166, ('2.1-0.03', 1): -1.061813041008326, ('2.06-0.01', 1): -0.84728251805327515, ('2.4-0.02', 0): -1.3364574526845798, ('1.42-0.01', 2): -0.31469410718778446, ('1.19-0.0', 1): -0.13799808742622116, ('2.74-0.02', 1): -1.7298320355377688, ('1.74-0.0', 0): -0.71461515569487022, ('1.79-0.01', 1): -0.68897102792568199,</text:p>
      <text:p text:style-name="Standard"><text:s/>('1.41-0.01', 2): -0.24542272169680832, ('2.89-0.07', 2): -1.1458428192289631, ('2.33-0.03', 2): -1.2686644330133612, ('1.950.0', 0): -0.38805815778159919, ('2.42-0.0', 1): -0.35384633048282443, ('1.420.0', 2): -0.26132900784231095, ('2.01-0.0', 2): -0.96586436861263192, ('2.42-0.04', 2): -1.3410620258920423, ('2.95-0.08', 0): -0.72799840508489411, ('1.81-0.0', 0): -0.46372800201610598, ('2.23-0.04', 2): -0.90927591529066232, ('1.740.01', 1): -0.28024003159578831, ('1.06-0.0', 2): -0.056079983215792557, ('2.110.01', 1): -0.39871445741452227, ('2.99-0.07', 2): 0.0, ('2.94-0.04', 1): -1.1809438931195604, ('2.8-0.03', 2): -1.863795633768484, ('2.22-0.01', 2): -1.1983922254458672, ('1.67-0.0', 0): -0.5205276508793224, ('1.510.0', 0): -0.29959916844575574, ('2.27-0.01', 1): -1.0343437941313067, ('2.11-0.03', 0): -0.98601389370201509, ('2.430.0', 2): -0.78503733827430966, ('1.58-0.01', 0): -0.38030077442767252, ('2.95-0.01', 0): -1.3542526109614772, ('2.090.0', 1): -0.23598865036032426, ('2.97-0.09', 1): 0, ('1.280.01', 1): -0.03665877626745305, ('1.630.0', 1): -0.35388793291217746, ('1.25-0.0', 1): -0.16267268264803969, ('2.42-0.01', 2): -0.93158541020171182, ('2.17-0.0', 1): -0.41497234004472328, ('2.87-0.07', 0): -1.3788238252667293, ('1.780.0', 2): -0.22885052766925501, ('1.360.0', 2): -0.22071245675928872, ('3.0-0.06', 1): 0.0, ('1.56-0.01', 0): -<text:soft-page-break/>0.45262409195179393, ('2.18-0.01', 0): -0.98008738758555247, ('2.72-0.04', 1): -1.4260711293182344, ('2.71-0.02', 0): -1.8003793331676434, ('2.72-0.04', 0): -1.4274765680595776, ('2.51-0.02', 0): -1.3422650598793429, ('1.42-0.0', 2): -0.31782730820488486, ('2.52-0.0', 1): -0.81676867160532618, ('2.89-0.08', 1): -1.5803001184016339, ('2.45-0.03', 1): -1.2188484858341309, ('1.15-0.0', 0): -0.11577015498602045, ('1.950.01', 0): -0.29327910868409562, ('2.74-0.07', 1): -1.4140229765812029, ('2.34-0.01', 0): -1.3289192155897247, ('1.840.01', 1): -0.16781565739066245, ('2.93-0.04', 2): -1.3056252717753316, ('1.530.0', 0): -0.38252024753675162, ('1.540.0', 0): -0.30959209699709861, ('2.74-0.01', 2): -1.0897761067732374, ('1.650.01', 2): -0.23073103663008088, ('2.86-0.04', 1): -1.4006482099485273, ('2.24-0.01', 2): -0.99154832570964646, ('2.93-0.07', 0): -1.098801358288662, ('2.76-0.03', 2): -1.718819089677494, ('2.76-0.02', 0): -1.061670832968544, ('2.05-0.01', 1): -0.78800040783146952, ('2.03-0.03', 2): -0.7650327875886459, ('2.39-0.01', 0): -0.94778650782324514, ('1.280.0', 2): -0.19883649410760934, ('2.470.0', 0): -0.6015689211272417, ('2.32-0.04', 2): -1.2107840580703293, ('2.7-0.04', 2): -1.472041771033993, ('1.83-0.01', 1): -0.64670159574756081, ('2.75-0.06', 0): -1.5895387612626821, ('2.79-0.03', 0): -1.6774403151259043, ('2.5-0.06', 0): -0.25965077734392217, ('1.94-0.03', 0): -0.41442660347652527, ('2.57-0.04', 2): -1.4797822450282072, ('1.78-0.0', 1): -0.44131205219787034, ('1.64-0.02', 1): -0.20780506592974302, ('2.6-0.0', 1): -0.44012921961903051, ('2.65-0.03', 2): -1.6511009458228689, ('2.55-0.04', 2): -1.6046098803771294, ('1.550.0', 0): -0.40687822879049362, ('1.93-0.03', 0): -0.13558589572652532, ('1.51-0.01', 1): -0.40395067453631567, ('2.91-0.07', 1): -1.1914731892619805, ('1.96-0.02', 1): -0.88755735910194644, ('2.68-0.02', 0): -1.8046969867117832, ('2.36-0.04', 2): -1.1931862804953985, ('1.020.0', 0): -0.035407416473254918, ('2.83-0.06', 2): -1.8780334984442355, ('1.84-0.02', 2): -0.66140166434728764, ('2.9-0.03', 1): -1.4229716404735644, ('1.030.0', 2): -0.045382725949574085, ('2.54-0.01', 0): -0.41281340998755139, ('2.56-0.01', 1): -0.78956577141117068, ('2.76-0.04', 0): -1.1610491902359104, ('2.17-0.03', 0): -1.1249932753139888, ('2.25-0.02', 0): -1.0797155322670482, ('2.59-0.02', 2): -1.7939669954157282, ('1.4-0.0', 2): -0.31546877822603808, ('1.33-0.01', 1): -0.18179800077760225, ('2.410.0', 0): -0.57801847233072112, ('2.26-0.02', 1): -1.1305846626420131, ('2.01-0.01', 0): -1.0469853590364793, ('1.24-0.0', 0): -0.16162877570288378, ('2.64-0.03', 0): -1.384613732889453, ('1.6-0.0', 1): -0.28797952054358628, ('2.73-0.06', 0): -1.7838529431873416, ('3.0-0.08', 0): 0.0, ('2.290.0', 2): -0.53108189308476628, ('2.46-0.02', 2): -1.4228797815583829, ('2.07-0.01', 0): -1.14883890121531, ('1.830.0', 2): -0.3800134459223406, ('1.44-0.0', 0): -0.2837012040703577, ('2.030.0', 1): -0.27632184641240493, ('2.62-0.03', 2): -1.5876272547366548, ('2.98-0.03', 2): 0.0, ('2.97-0.05', 0): -0.43087880577557536, ('2.65-0.02', 2): -1.7123833517428615, ('2.48-0.05', 2): -1.1142291291122086, ('2.55-0.03', 0): -1.075627071805084, ('1.620.0', 1): -0.50757238355096046, ('2.59-0.01', 1): -0.94906689450828863, ('2.92-0.02', 0): -0.81154856753726623, ('1.72-0.01', 1): -0.52865699100293928, ('2.87-0.03', 1): -1.723352623200336, ('1.69-0.0', 1): -0.34244729430377868, ('2.45-0.0', 1): -0.31612249039212331, ('1.92-0.0', 0): -0.90616259641138019, ('1.7-0.02', 0): -0.48507101599303509, ('2.96-0.08', 1): -0.43543657016708587, ('2.83-0.08', 1): -0.5003825708245756, ('1.82-0.02', 2): -0.69833688004930083, ('2.56-0.06', 1): -1.1733818273046723, ('1.670.01', 0): -0.17799126431976489, ('2.28-0.03', 1): -1.2881145408773287, ('2.8-0.02', 1): -1.0290121153132323, ('2.15-0.03', 0): -1.0086265419662876, ('2.84-0.06', 2): -1.7449832480373426, ('2.78-0.01', 0): -0.63356807760561762, ('1.5-0.0', 1): -0.32562610693818739, ('2.71-0.05', 0): -2.0372461114922076, ('1.98-0.02', 1): -0.76562917713636591, ('2.91-0.04', 2): -1.3818625335483437, ('2.36-0.02', 1): -0.86279425340847782, ('2.51-0.04', 2): -1.5090457918648492, ('2.86-0.08', 2): -0.92913766666379116, ('2.89-0.06', 2): -1.6238950544662458, ('1.47-0.0', 0): -<text:soft-page-break/>0.31570373012516573, ('1.650.01', 1): -0.15794806447435109, ('2.16-0.04', 0): -0.67928421944256934, ('2.5-0.04', 2): -1.6115677733731302, ('2.58-0.05', 2): -1.6586469392014804, ('1.60.0', 1): -0.32965858919064833, ('1.920.01', 0): -0.26468407807901534, ('2.54-0.03', 2): -0.90762081587248189, ('2.6-0.0', 2): -0.66061089074834478, ('2.66-0.02', 0): -1.403563750955664, ('2.65-0.04', 0): -1.855704547273048, ('2.46-0.0', 0): -0.53567600091566281, ('1.560.01', 1): -0.097426911565332799, ('2.98-0.04', 0): 0.0, ('1.670.0', 0): -0.51928902982480729, ('2.59-0.06', 0): -1.3605402384264735, ('1.560.0', 0): -0.42121656071340907, ('1.710.0', 2): -0.58183626573123726, ('2.1-0.01', 1): -1.1608052500774944, ('2.53-0.01', 2): -0.99826789603927757, ('2.010.01', 0): -0.32754278990285873, ('2.4-0.04', 0): -1.4688279140828391, ('1.330.0', 1): -0.22476518918020177, ('1.640.01', 2): -0.17452616793530826, ('1.420.01', 2): -0.071403782419799569, ('2.85-0.03', 2): -1.6433922262170571, ('2.86-0.05', 2): -1.7805631999192424, ('1.49-0.0', 2): -0.37136194110785986, ('2.12-0.03', 2): -0.93668712552705669, ('1.790.0', 2): -0.35462603818305499, ('1.59-0.0', 1): -0.43638340209185894, ('2.84-0.01', 0): -0.4005946040897071, ('2.95-0.06', 0): -0.64403804211543147, ('2.91-0.03', 0): -1.2057143204977241, ('2.67-0.06', 0): -1.5022602428752407, ('2.47-0.05', 2): -1.3424186925524011, ('2.03-0.02', 1): -0.8197668638331832, ('1.480.0', 2): -0.289082711396356, ('1.22-0.0', 2): -0.13821647400097545, ('2.88-0.04', 1): -1.4411162150540631, ('2.9-0.07', 0): -1.2299213147830372, ('1.11-0.0', 1): -0.005987824941050446, ('1.55-0.01', 1): -0.41524195375178152, ('2.56-0.05', 2): -1.5741288272047795, ('1.9-0.02', 2): -0.77281391440148683, ('2.54-0.04', 0): -1.5238223670379103, ('1.750.0', 0): -0.31440753608655325, ('2.93-0.08', 0): -0.97831878668448258, ('2.13-0.01', 0): -1.1872873341032537, ('1.91-0.0', 2): -0.73676496089850141, ('1.99-0.0', 0): -0.57412618366037282, ('1.560.0', 1): -0.42956659129519653, ('2.29-0.01', 0): -1.4083727301766171, ('2.11-0.01', 0): -0.95455758759246279, ('1.9-0.0', 2): -0.50810132785870676, ('2.44-0.04', 2): -1.5535958020632281, ('2.77-0.02', 0): -1.378003009236771, ('2.21-0.0', 1): -0.33844632198910579, ('2.010.0', 2): -0.43941879952449858, ('1.77-0.02', 1): -0.60734283433931491, ('1.68-0.0', 0): -0.60728967681972557, ('1.53-0.0', 0): -0.34526015829005585, ('2.69-0.01', 2): -0.4141726925200383, ('1.81-0.02', 1): -0.58449979832943144, ('1.73-0.0', 0): -0.59368266161961536, ('1.01-0.0', 0): -0.018801892501125538, ('3.0-0.04', 1): 0.0, ('2.94-0.06', 0): -1.0339732490574749, ('2.18-0.03', 0): -1.0564595191091979, ('1.96-0.03', 2): -0.24991075166203364, ('1.540.0', 1): -0.30636223334727319, ('2.71-0.04', 0): -1.5914815159704934, ('2.72-0.06', 0): -1.5470277257602092, ('1.93-0.0', 1): -0.53559247165562707, ('1.620.01', 2): -0.15694642952532892, ('2.45-0.01', 1): -1.0202045411900162, ('1.280.0', 1): -0.18993341075247744, ('1.67-0.02', 0): -0.39861233688437092, ('2.53-0.0', 1): -0.48017869420449483, ('2.7-0.05', 2): -1.8962955021790167, ('1.52-0.01', 0): -0.39492242421760959, ('1.91-0.03', 2): -0.15033668167955336, ('1.31-0.01', 0): -0.17178456363712735, ('2.96-0.04', 0): -0.58488327705692689, ('2.91-0.02', 0): -0.5437856495411505, ('2.26-0.03', 2): -1.2903672706987415, ('1.6-0.01', 0): -0.46449591643902788, ('1.97-0.03', 0): -0.60656292818891833, ('2.86-0.02', 1): -1.0200736983661933, ('2.440.0', 1): -0.44505361480451444, ('1.20.0', 0): -0.07544192300017781, ('1.150.0', 1): -0.10951578595125067, ('2.8-0.06', 0): -1.9178626567193484, ('3.0-0.04', 2): 0.0, ('2.93-0.01', 0): -0.76173878231019021, ('2.340.0', 1): -0.61871563128996576, ('2.97-0.08', 0): -0.40836741716346575, ('2.24-0.0', 0): -0.35840871301425548, ('2.27-0.04', 1): -0.9130903574167486, ('1.71-0.02', 2): -0.41291961166819008, ('1.72-0.0', 0): -0.37622017601038116, ('2.01-0.0', 0): -0.95855345250265245, ('2.19-0.02', 0): -1.0495530864819957, ('2.85-0.01', 1): -0.50918254172546906, ('2.39-0.03', 0): -1.2342257030248558, ('1.03-0.0', 1): -0.048659998831628928, ('2.55-0.02', 1): -1.4387030830332821, ('2.81-0.02', 0): -0.89769198752943491, ('2.87-0.02', 2): -<text:soft-page-break/>0.86047154472584642, ('2.52-0.02', 2): -1.463622315667751, ('2.36-0.0', 1): -0.43840539239195125, ('3.0-0.03', 1): 0.0, ('2.27-0.0',</text:p>
      <text:p text:style-name="Standard"><text:s/>1): -0.28179329934973485, ('2.59-0.03', 2): -1.4848507100815129, ('1.840.0', 1): -0.12931219495673449, ('2.79-0.05', 0): -1.6924745837721709, ('1.68-0.01', 0): -0.4720015804021141, ('1.94-0.01', 0): -0.76149518878545419, ('1.17-0.0', 0): -0.029430944839200293, ('2.38-0.05', 0): -0.70436532975622501, ('1.360.01', 1): -0.073388542747727589, ('2.44-0.0', 0): -0.40998100177360808, ('2.87-0.08', 0): -0.65637956477175363, ('2.06-0.03', 0): -0.82501462437621298, ('2.87-0.04', 2): -1.5061447821162621, ('1.99-0.01', 0): -0.73142947975276806, ('1.93-0.01', 0): -0.65925244118696447, ('2.91-0.05', 1): -1.0929308052330182, ('2.46-0.03', 2): -1.3978169782633003, ('1.28-0.0', 0): -0.1837623050593051, ('1.71-0.0', 0): -0.66025233920396664, ('2.88-0.02', 0): -0.56510725753683999, ('2.5-0.05', 1): -1.2247750205584493, ('1.43-0.01', 0): -0.3544771003509527, ('2.32-0.01', 2): -1.4486860205244181, ('2.61-0.01', 0): -0.46663217832264842, ('2.54-0.02', 1): -1.2949644390375921, ('2.76-0.06', 0): -1.7820026919743042, ('1.52-0.0', 1): -0.39040651483598915, ('2.19-0.0', 2): -0.51445606572835456, ('2.140.0', 2): -0.35549262269432413, ('1.770.01', 2): -0.29501005336247643, ('2.83-0.01', 1): -1.1916816009712241, ('1.61-0.0', 2): -0.46926112724517249, ('2.64-0.01', 0): -0.51845107710999794, ('2.19-0.0', 0): -0.5192919493654945, ('2.73-0.04', 0): -1.2385042456071402, ('2.24-0.04', 1): -0.84278500036288684, ('2.02-0.02', 1): -0.90849824280105751, ('2.09-0.0', 0): -0.56032304883356876, ('2.07-0.03', 0): -0.7827281855305761, ('2.220.0', 2): -0.58882386934492881, ('2.130.0', 0): -0.33775395126341279, ('2.97-0.07', 0): -0.48060219128465043, ('1.640.0', 1): -0.4823366144551342, ('2.55-0.01', 0): -0.54840268118780866, ('2.070.01', 2): -0.40284423285627907, ('2.58-0.04', 2): -1.608089036114434, ('2.42-0.03', 1): -1.2592276463968695, ('2.87-0.05', 1): -1.5864982840075719, ('2.55-0.0', 0): -0.86078916774282499, ('1.630.01', 2): -0.19339391600659006, ('2.62-0.01', 2): -0.7610326421968594, ('1.54-0.01', 2): -0.4268488607654895, ('2.53-0.0', 0): -0.50285589950196052, ('1.74-0.01', 1): -0.52996836374943601, ('1.40.0', 2): -0.28392053396822825, ('2.49-0.0', 0): -0.78129752255266549, ('1.90.0', 0): -0.13447598972013758, ('2.85-0.08', 0): -0.85260634756306042, ('2.55-0.0', 1): -0.86387162749981794, ('2.52-0.05', 1): -1.45790429181899, ('2.56-0.04', 1): -1.7765682176775173, ('2.25-0.0', 1): -0.4535147995997868, ('2.28-0.01', 1): -1.3060926661616601, ('2.34-0.03', 1): -1.2480439844295381, ('2.78-0.07', 0): -1.2583617385660903, ('1.750.01', 1): -0.17556998365135748, ('1.720.01', 1): -0.14771389855780911, ('2.0-0.03', 2): -0.70165857076558003, ('2.85-0.02', 2): -0.54487424072721746, ('2.83-0.03', 1): -1.7803763984122349, ('2.12-0.02', 2): -0.95905430176712114, ('2.09-0.02', 1): -0.95800914777276169, ('2.82-0.03', 2): -1.6598278001245486, ('2.24-0.03', 1): -1.1541333608744064, ('1.970.01', 2): -0.30454539354459581, ('2.66-0.04', 0): -1.5502820253120091, ('2.65-0.06', 0): -1.4745800239685636, ('2.98-0.06', 0): 0.0, ('2.69-0.07', 0): -0.38625926948839245, ('1.810.01', 0): -0.17229699983599145, ('1.49-0.01', 1): -0.41782936160142714, ('1.57-0.0', 2): -0.263975022969416, ('1.610.01', 1): -0.1665341209692679, ('2.43-0.01', 2): -1.2816354757859314, ('2.35-0.05', 0): -0.30410952900066812, ('2.31-0.04', 0): -1.2918781017770538, ('1.580.01', 2): -0.15456449644370154, ('2.75-0.04', 1): -1.2832255652833942, ('2.140.01', 0): -0.46316461685571009, ('1.04-0.0', 1): -0.033606691985990977, ('1.040.0', 1): -0.045273755180706574, ('2.94-0.07', 2): -0.85658713763076888, ('2.87-0.01', 2): -0.4759469328672335, ('2.2-0.02', 0): -1.1728857973864237, ('1.02-0.0', 1): -0.017120958809165858, ('2.44-0.05', 2): -1.2846683297737476, ('2.52-0.02', 1): -1.4546811092045324, ('1.96-0.02', 0): -0.85779469595136815, ('1.97-0.03', 1): -0.56899846451014346, ('2.69-0.05', 0): -1.7968591552959514, ('2.460.0', 0): -0.73663944902037026, ('2.84-0.03', 0): -1.7880042727242, ('2.95-0.04', 0): -<text:soft-page-break/>0.62823541432597996, ('1.380.01', 0): -0.082108498843650735, ('1.62-0.01', 0): -0.49743424196800839, ('2.91-0.01', 0): -1.4039994879162598, ('2.67-0.04', 0): -1.5995085244360312, ('1.88-0.0', 0): -0.72948654908043975, ('1.610.0', 0): -0.46323627724896782, ('1.64-0.0', 0): -0.48761088439124184, ('2.16-0.03', 2): -1.1518951260894408, ('2.88-0.06', 1): -1.4163726001893566, ('2.9-0.05', 0): -1.3411191716228319, ('2.61-0.05', 1): -1.7438880484183541, ('1.910.01', 1): -0.27777326309535605, ('2.54-0.06', 0): -0.82600086515573135, ('2.53-0.04', 2): -1.667844616388255, ('2.13-0.03', 0): -0.93021260132751737, ('2.76-0.01', 2): -0.52494240713153939, ('2.23-0.02', 0): -1.1676795685291976, ('1.85-0.01', 2): -0.76700512747162763, ('2.29-0.03', 0): -1.3464607725550695, ('1.87-0.0', 1): -0.50329438760473566, ('2.96-0.01', 0): -0.50609965384689282, ('2.01-0.03', 1): -0.84378679803336221, ('2.38-0.0', 0): -0.2251141577105997, ('2.65-0.0', 0): -0.97456319938472902, ('2.09-0.01', 2): -0.90274994946598675, ('2.59-0.04', 2): -1.8370228369280082, ('2.26-0.0', 2): -0.31735805401963119, ('2.71-0.06', 0): -1.6807164168903961, ('2.1-0.0', 0): -0.75688231597479083, ('1.750.01', 2): -0.20891967923904295, ('1.460.01', 2): -0.1031326448634137, ('2.37-0.04', 0): -1.4304480222359715, ('2.3-0.01', 2): -0.99714384382130095, ('2.79-0.02', 0): -0.72092503680099518, ('2.450.0', 1): -0.29999393392417523, ('2.46-0.0', 1): -0.33097316378163244, ('2.34-0.05', 0): -0.63110751229341, ('1.30.01', 2): -0.059324488051317466, ('2.190.01', 2): -0.45766555077759652, ('2.02-0.0', 2): -0.55788570518469416, ('2.8-0.04', 2): -1.4572762206906709, ('1.32-0.0', 1): -0.17479635565555934, ('1.13-0.0', 2): -0.075995322566992526, ('1.97-0.01', 0): -0.79113302240860028, ('2.52-0.01', 2): -0.68537460770579406, ('2.99-0.02', 0): 0.0, ('2.93-0.03', 0): -1.2310097165487941, ('2.37-0.02', 1): -1.3117596419684781, ('1.7-0.02', 2): -0.50595620503093486, ('2.78-0.03', 1): -1.9111708840610542, ('2.27-0.02', 1): -0.84660827979443165, ('2.420.0', 0): -0.29097473187795997, ('2.58-0.06', 1): -1.1590945642588748, ('2.83-0.07', 2): -1.2659343125948346, ('2.37-0.0', 0): -0.44285469482894108, ('2.94-0.01', 2): -0.55483417488764319, ('2.98-0.02', 0): 0.0, ('1.6-0.0', 2): -0.27834942725928691, ('2.6-0.05', 0): -1.4638201886517892, ('1.510.01', 1): -0.10697658995735193, ('1.21-0.0', 1): -0.17417878639439388, ('1.61-0.01', 2): -0.4999389074692584, ('1.650.0', 2): -0.51017060780369883, ('1.940.0', 0): -0.37104989664488891, ('1.34-0.0', 0): -0.22413115354441437, ('2.2-0.04', 1): -0.76798201123173215, ('1.76-0.02', 2): -0.50799632503480918, ('2.52-0.04', 2): -1.5892139047091463, ('2.45-0.04', 1): -1.4093606502512928, ('1.63-0.0', 0): -0.30303580402323954, ('2.1-0.03', 0): -1.0549798351027195, ('2.06-0.01', 0): -0.86488002943942854, ('2.96-0.05', 2): -0.68570651352192002, ('2.96-0.03', 2): -0.67971000300491324, ('1.98-0.01', 2): -0.97174357152138391, ('2.41-0.0', 0): -0.27264032177874487, ('2.74-0.02', 0): -1.707819674925517, ('2.68-0.06', 0): -1.3077182991743936, ('2.0-0.02', 1): -0.7939346456695342, ('2.86-0.07', 1): -1.5251923791165576, ('2.83-0.02', 2): -0.99179344498513566, ('2.38-0.0', 2): -0.24140862363436363, ('2.42-0.0', 0): -0.29918198043679206, ('2.61-0.03', 0): -1.1057919705383759, ('2.58-0.01', 0): -0.54845284815932205, ('2.95-0.08', 1): -0.50448119017212356, ('2.65-0.05', 1): -1.8480217503907053, ('1.740.01', 0): -0.19212784924284981, ('2.05-0.02', 1): -1.0211455777045459, ('2.39-0.04', 2): -1.319937377783007, ('2.87-0.02', 1): -0.44483621914662591, ('1.66-0.02', 2): -0.18925277886245176, ('2.74-0.07', 0): -1.393724976603818, ('2.73-0.02', 0): -1.4710902237100671, ('1.660.01', 1): -0.1306732785595178, ('2.25-0.04', 2): -1.1343028358734468, ('1.510.0', 1): -0.29461799045268539, ('2.27-0.01', 2): -0.99371033632573091, ('1.89-0.0', 2): -0.87457502799892795, ('1.37-0.01', 0): -0.21797684228097919, ('2.18-0.04', 1): -0.52750981772510641, ('2.97-0.09', 0): 0, ('1.630.0', 0): -0.34973846566757538, ('2.63-0.05', 0): -1.7010075294392373, ('2.54-0.0', 2): -0.63106624801691358, ('1.25-0.0', 0): -0.18517635265273838, ('2.42-0.01', 1): -<text:soft-page-break/>0.92938951285027382, ('2.17-0.0', 0): -0.39237371343674549, ('2.87-0.07', 1): -1.3134784063418556, ('1.780.0', 1): -0.23200936740802239, ('2.18-0.01', 1): -0.96945714690407814, ('2.76-0.02', 1): -1.0404167620540035, ('1.35-0.01', 1): -0.1083946434454031, ('2.71-0.02', 1): -1.7924865552585896, ('2.36-0.01', 0): -0.99323249547700843, ('2.51-0.02', 1): -1.4343180191838716, ('2.88-0.07', 2): -1.4846538762252597, ('2.27-0.0', 2): -0.37736021242492102, ('2.52-0.0', 2): -0.52619758440581499, ('2.89-0.08', 0): -1.0796596074079621, ('2.56-0.02', 1): -1.7660065871646975, ('1.15-0.0', 1): -0.10404711917114363, ('1.950.01', 1): -0.28885404009597232, ('2.34-0.01', 1): -1.2920183966805572, ('1.80.01', 2): -0.20093773144541294, ('1.530.0', 1): -0.38843567537014972, ('2.78-0.05', 0): -1.914001688555875, ('2.26-0.01', 1): -1.2761111216024013, ('1.440.0', 0): -0.24848051510407718, ('2.440.0', 2): -0.58912737856722264, ('2.86-0.04', 2): -1.4195417107771218, ('2.89-0.02', 2): -0.73345910856253271, ('2.64-0.06', 2): -1.4020935296862396, ('1.410.0', 1): -0.16950524064284031, ('2.35-0.02', 1): -1.3356988371873648, ('1.10.0', 2): -0.063111918750804588, ('1.120.0', 2): -0.092894964197854729, ('2.4-0.05', 1): -1.1159626264976341, ('2.66-0.06', 0): -1.385655892980175, ('2.05-0.01', 2): -0.7794156644762994, ('1.240.0', 0): -0.14879653139659052, ('2.16-0.02', 2): -1.0088740013257791, ('2.470.0', 1): -0.37540346387461104, ('2.20.0', 0): -0.22450581130937591, ('2.92-0.07', 2): -1.1143603930496235, ('2.97-0.08', 2): -0.34068786887058794, ('1.470.0', 2): -0.29794306384606722, ('1.54-0.0', 1): -0.28203210403972268, ('2.53-0.05', 2): -1.4930603168921397, ('1.310.0', 2): -0.21814719444674174, ('1.83-0.01', 0): -0.65767150786374384, ('1.4-0.01', 1): -0.29489543304728549, ('2.75-0.06', 1): -1.6540824009210733,</text:p>
      <text:p text:style-name="Standard"><text:s/>('2.62-0.0', 2): -0.64196156273469662, ('2.85-0.07', 2): -1.5471097591209024, ('2.86-0.01', 2): -0.8291913034917745, ('1.78-0.0', 0): -0.44105091939679991, ('2.66-0.05', 2): -1.6146019667240776, ('2.82-0.06', 2): -1.6454119997728309, ('2.84-0.05', 0): -1.7976887806280997, ('2.5-0.03', 0): -1.4580504645115859, ('1.93-0.03', 1): -0.14216331503984661, ('2.91-0.07', 0): -1.3386405591044617, ('1.96-0.02', 2): -0.80003784171568904, ('1.160.0', 0): -0.081639183097199725, ('1.87-0.02', 2): -0.71231501760583926, ('2.47-0.01', 2): -1.3836163340031786, ('2.83-0.06', 1): -1.7865825351521794, ('2.82-0.08', 0): -1.0149019132098354, ('2.9-0.03', 0): -1.5634733469969755, ('2.59-0.01', 2): -0.80335760164255954, ('1.92-0.02', 0): -0.68735183843616765, ('2.56-0.01', 2): -0.80904470102828041, ('2.15-0.0', 1): -0.36564497758569176, ('1.4-0.0', 1): -0.30377218076895418, ('2.04-0.01', 2): -1.069592237299932, ('2.98-0.09', 2): 0, ('2.37-0.02', 2): -1.3104268457586929, ('2.26-0.02', 2): -1.1480547791526599, ('2.01-0.01', 1): -1.0237043955784879, ('2.77-0.06', 0): -1.8217329884424083, ('1.24-0.0', 1): -0.19156689428084372, ('1.670.01', 1): -0.17680382798367664, ('2.24-0.03', 0): -1.1077611264830809, ('2.73-0.06', 1): -1.7518214176196769, ('1.390.0', 2): -0.25795755178585966, ('1.86-0.01', 2): -0.74924828813453559, ('2.150.01', 0): -0.34327063576161915, ('2.62-0.02', 0): -1.8112643195447784, ('3.0-0.08', 1): 0.0, ('2.42-0.05', 2): -0.8007852553892324, ('2.07-0.01', 1): -1.1293201123451804, ('1.44-0.0', 1): -0.28597405826790601, ('2.060.0', 2): -0.24999827077877995, ('1.190.0', 0): -0.12289805781968409, ('1.7-0.02', 1): -0.50088187365663994, ('1.880.01', 2): -0.26369607847063814, ('1.82-0.02', 1): -0.55486645728777639, ('1.72-0.01', 0): -0.54108301625323563, ('2.87-0.03', 2): -1.6940156217364826, ('1.910.0', 0): -0.29133377479848888, ('1.69-0.0', 0): -0.3432583601482036, ('2.45-0.0', 2): -0.45376144358434567, ('2.66-0.02', 1): -1.4542020697960427, ('2.67-0.03', 2): -1.486488168419938, ('1.59-0.01', 0): -0.3938256306060639, ('2.96-0.08', 0): -0.99656893350953102, ('1.49-0.0', 1): -0.34958659751993698, ('2.07-0.0', 0): -0.96022914863884357, ('1.2-0.0', 1): -0.059042199478643712, ('2.030.01', 2): -0.49104904083395695, ('1.210.0', 1): -0.13540862976110618, ('1.430.0', 2): -0.33262878481872332, ('2.56-0.06', 0): -1.0738204419703574, ('1.38-0.01', 2): -<text:soft-page-break/>0.18265167221173001, ('2.28-0.03', 0): -1.3140183520272659, ('2.8-0.02', 0): -1.1050941344213354, ('2.13-0.04', 2): -0.30428046498684724, ('1.95-0.02', 0): -0.88206908825089991, ('1.410.0', 2): -0.16335611976230247, ('2.02-0.01', 2): -0.70130299615008074, ('1.5-0.0', 2): -0.3263321616090078, ('2.96-0.02', 2): -1.1867483803806145, ('2.84-0.07', 0): -1.3153989852251788, ('1.89-0.02', 0): -0.81579466408352053, ('2.00.01', 0): -0.31544988999042639, ('2.35-0.0', 2): -0.23087321420645865, ('1.60.0', 0): -0.32620504245725424, ('3.0-0.07', 1): 0.0, ('1.130.0', 0): -0.063205186720000417, ('1.330.01', 0): -0.065873014554014633, ('2.71-0.03', 2): -1.8972748136962867, ('2.080.0', 1): -0.16680374549499397, ('2.69-0.05', 1): -1.6913492880192205, ('2.9-0.01', 0): -0.71777318680266455, ('2.39-0.05', 2): -0.6209885274998399, ('1.11-0.0', 0): -0.01060305907452427, ('2.38-0.01', 0): -1.4352548861904921, ('2.1-0.01', 0): -1.0796314675070033, ('1.330.0', 2): -0.22558888112096598, ('1.9-0.0', 1): -0.50837164932438705, ('2.68-0.04', 0): -1.7763014135933548, ('2.41-0.03', 0): -1.5158231300662861, ('2.86-0.05', 1): -1.7551640006117097, ('1.220.0', 2): -0.14719794914978482, ('1.860.01', 0): -0.23414428428521822, ('1.57-0.01', 0): -0.45120099802407726, ('2.9-0.07', 2): -1.3043912104233322, ('2.55-0.05', 1): -1.5777503799145944, ('1.27-0.0', 2): -0.21040522159828437, ('2.57-0.01', 0): -0.2167560373313383, ('2.95-0.06', 1): -0.82142273494247697, ('1.180.0', 1): -0.1306108983497935, ('2.7-0.01', 1): -0.50307969891716531, ('2.020.0', 2): -0.32274574793315908, ('1.75-0.01', 0): -0.55270780358603744, ('2.03-0.02', 0): -0.928489735276118, ('1.970.0', 2): -0.25141265828258141, ('1.52-0.0', 0): -0.36469671507765189, ('1.98-0.0', 2): -0.95034885204557096, ('2.11-0.0', 1): -0.3900617863306981, ('2.16-0.02', 1): -1.1073113275953566, ('1.750.0', 1): -0.31469934521405601, ('1.41-0.01', 1): -0.24638287609930767, ('1.99-0.0', 1): -0.56267377248249062, ('2.75-0.07', 2): -1.0429180396533562, ('2.5-0.02', 1): -1.6903946283552198, ('1.43-0.0', 2): -0.29298939676792496, ('1.32-0.01', 1): -0.089909088426975883, ('2.29-0.01', 1): -1.3454288075987659, ('1.250.0', 1): -0.17320695044830267, ('1.330.01', 1): -0.065290069102157469, ('2.81-0.04', 2): -1.1222094754835412, ('2.77-0.02', 1): -1.368822768801625, ('1.88-0.01', 0): -0.75192226819574448, ('1.77-0.02', 0): -0.61932388568018937, ('2.63-0.03', 0): -1.2526898117658929, ('1.68-0.0', 1): -0.61046029077039732, ('1.53-0.0', 1): -0.34617422140651866, ('1.390.01', 2): -0.11302538973234877, ('1.73-0.0', 1): -0.5987541779246085, ('2.36-0.05', 2): -0.69201341079633527, ('2.0-0.0', 1): -0.73687476787169648, ('2.33-0.0', 1): -0.41862281770867732, ('2.18-0.03', 1): -1.0196751716456691, ('1.96-0.03', 1): -0.27022812387915829, ('1.69-0.02', 2): -0.25477580499528857, ('2.49-0.05', 1): -1.3674663788937427, ('2.71-0.04', 1): -1.6952749036748751, ('2.36-0.03', 0): -1.2887189007629771, ('2.85-0.01', 0): -1.3104606000792169, ('1.93-0.0', 2): -0.52362299694229231, ('2.97-0.01', 2): -0.56522528463091748, ('2.37-0.01', 1): -1.284634934658615, ('2.61-0.06', 2): -1.321813759780579, ('2.45-0.01', 2): -1.0113854523844412, ('2.92-0.06', 2): -1.21144829590096, ('2.190.0', 1): -0.39277722057558045, ('1.67-0.02', 1): -0.40269052940313937, ('1.36-0.0', 2): -0.27549609593568147, ('2.25-0.01', 2): -1.2973512104926299, ('1.29-0.0', 0): -0.13787741299757106, ('2.230.0', 2): -0.35037897417242542, ('1.31-0.01', 1): -0.17122773301462468, ('2.58-0.03', 2): -1.0912495385637098, ('2.26-0.03', 1): -1.3133954251136677, ('2.85-0.06', 2): -1.5539627534021931, ('1.150.0', 2): -0.11145939043135802, ('2.82-0.07', 2): -1.5069678510841529, ('1.890.01', 2): -0.25696468717613158, ('1.960.01', 0): -0.16480239049574982, ('1.3-0.01', 2): -0.11669476410512408, ('3.0-0.09', 2): 0, ('2.84-0.08', 0): -0.44092405938912194, ('2.27-0.04', 0): -0.90748562754872952, ('1.95-0.03', 2): -0.6133463408664025, ('2.00.0', 2): -0.25517472468390956, ('2.110.0', 1): -0.17527863985329262, ('2.68-0.07', 2): -0.43328149883260242, ('2.01-0.0', 1): -0.91929870975042693, ('2.19-0.02', 1): -1.1277272189550565, ('2.69-0.03', 0): -1.73641356556156, ('2.03-0.0', 0): -0.7251753463073809, ('2.48-0.02', 0): -1.3179941587427639, ('1.03-0.0', 0): -0.036064574208994761, ('1.230.0', 1): -<text:soft-page-break/>0.079059672667735989, ('2.43-0.05', 2): -1.2183935443539518, ('2.030.01', 0): -0.44235473871066344, ('2.240.0', 1): -0.39972602843183697, ('3.0-0.03', 0): 0.0, ('2.57-0.03', 1): -0.92543935761255192, ('1.350.0', 0): -0.095742215341252268, ('2.140.0', 1): -0.18528138451790288, ('2.62-0.04', 0): -1.8632535601346218, ('2.35-0.01', 2): -1.3305997102423448, ('1.770.01', 1): -0.18966343483234049, ('2.98-0.08', 2): 0.0, ('1.78-0.02', 0): -0.49722963609476695, ('1.68-0.01', 1): -0.58194999409616766, ('2.44-0.01', 2): -1.4758336490969353, ('2.52-0.06', 1): -0.76123460504626916, ('2.38-0.05', 1): -0.69856317701393034, ('1.360.01', 0): -0.062523915677718561, ('1.570.01', 1): -0.16872735705212136, ('2.08-0.02', 0): -1.0748813974421221, ('2.72-0.01', 1): -0.51484323343532457, ('1.99-0.01', 1): -0.7230689510277174, ('1.98-0.03', 1): -0.69654154431520321, ('1.93-0.01', 1): -0.6623104930633581, ('2.91-0.05', 0): -1.1193379023363479, ('1.51-0.01', 2): -0.40159361603999044, ('1.28-0.0', 1): -0.1965552220125385, ('1.71-0.0', 1): -0.65644656588326555, ('2.160.0', 0): -0.35246598480334412, ('2.380.0', 2): -0.42573985170566903, ('2.88-0.02', 1): -0.51942556500346926, ('2.070.01', 1): -0.39402436382853179, ('2.5-0.05', 0): -1.42304539537049, ('2.5-0.0', 1): -0.6165962942452754, ('2.61-0.01', 1): -0.49143693108377273, ('2.54-0.02', 0): -1.4552634528514741, ('2.22-0.04', 2): -1.0591281009896936, ('1.73-0.01', 1): -0.61314267580788751, ('2.66-0.03', 2): -1.4951512118043981, ('2.67-0.02', 2): -1.4242345157580101, ('1.230.0', 0): -0.038394019901880752, ('2.77-0.04', 0): -1.3708947924854464, ('2.22-0.0', 1): -0.49362042136172801, ('1.520.01', 1): -0.13900150821435078, ('2.73-0.04', 1): -1.2341248180149877, ('2.24-0.04', 2): -0.98289330529425945, ('1.750.01', 0): -0.2603044720767651, ('2.09-0.0', 1): -0.59078916143395555, ('1.720.01', 2): -0.1448720956540496, ('2.07-0.03', 1): -0.95051943319686805, ('2.220.0', 1): -0.4883635126498716, ('2.21-0.04', 2): -0.74791662389919267, ('2.33-0.02', 0): -0.75189301941582332, ('1.640.0', 2): -0.49124004035931623, ('2.42-0.03', 0): -1.2245293727828435, ('2.61-0.0', 2): -0.94776550884466304, ('2.6-0.03', 2): -0.97884060437777964, ('1.54-0.01', 1): -0.42054610073867477, ('1.74-0.01', 0): -0.66170757426056248, ('1.40.0', 1): -0.31306488036105301, ('2.88-0.05', 1): -1.3263758240622132, ('1.90.0', 1): -0.14714988863760406, ('2.52-0.05', 2): -1.4724400943346729, ('2.56-0.04', 0): -1.7569828354982093, ('2.99-0.06', 0): 0.0, ('2.28-0.01', 0): -1.3026927249550324, ('2.35-0.05', 1): -0.30253972592134354, ('2.070.0', 0): -0.34112784520218392, ('2.78-0.07', 1): -1.2047847162344612, ('2.280.0', 1): -0.57226483179349841, ('2.11-0.02', 2): -1.0676017939194564, ('1.02-0.0', 0): -0.014355710237732418, ('2.19-0.04', 0): -0.90028893730376314, ('1.850.0', 2): -0.33724986747222313, ('2.83-0.03', 2): -1.7868901003123074, ('2.09-0.02', 0): -0.97469932201238707, ('2.38-0.0', 1): -0.39219678533470181, ('2.460.0', 1): -0.75027027434296778, ('2.92-0.04', 1): -1.1610367451858319, ('2.57-0.05', 2): -1.3714248303953034, ('2.93-0.05', 2): -1.0237179481043397, ('3.0-0.05', 1): 0, ('2.94-0.05', 2): -0.88229941011135615, ('2.18-0.02', 2): -0.98382638866966354, ('2.6-0.01', 0): -0.18051498203420341, ('2.66-0.04', 1): -1.5679438932728882,</text:p>
      <text:p text:style-name="Standard"><text:s/>('2.72-0.05', 2): -1.8394801133979359, ('2.51-0.01', 2): -0.44078165135546205, ('2.74-0.04', 0): -1.4628541360574814, ('2.69-0.07', 1): -0.40702403788961145, ('1.49-0.01', 0): -0.3198538010568831, ('2.72-0.07', 1): -0.60737872565231077, ('2.3-0.04', 0): -0.97078256619554404, ('2.81-0.06', 2): -1.7975942992942699, ('2.440.0', 0): -0.58985549548061422, ('2.7-0.02', 0): -1.3962797181026123, ('2.31-0.04', 1): -1.0408503552294646, ('1.80.0', 0): -0.43529004219476108, ('2.96-0.07', 2): -0.61746242575395127, ('2.140.01', 1): -0.42252554463883335, ('2.490.0', 0): -0.78700268723115763, ('2.83-0.02', 1): -0.93339516816493284, ('2.41-0.01', 0): -1.4317291967056478, ('2.86-0.03', 1): -1.6435232488666534, ('2.52-0.02', 0): -1.4495016303233668, ('1.31-0.0', 1): -0.23433123029945285, ('2.06-0.0', 2): -0.7272560966445758, ('2.8-0.05', 2): -1.9797061564393856, ('2.180.01', 0): -<text:soft-page-break/>0.34874823107903252, ('2.95-0.01', 1): -1.2664745365782708, ('2.95-0.04', 1): -0.73658820102977085, ('1.530.01', 1): -0.11711585312695291, ('1.62-0.01', 1): -0.4173195612496135, ('1.87-0.0', 0): -0.51345218129366721, ('1.85-0.0', 2): -0.69588867653380482, ('1.88-0.0', 1): -0.71350982106133221, ('1.64-0.0', 1): -0.50629171326629563, ('1.030.0', 0): -0.033790314162480302, ('2.090.0', 2): -0.26607972719898476, ('2.32-0.05', 0): -0.23452581914134646, ('1.910.01', 2): -0.35326651931106062, ('2.17-0.01', 2): -1.0936929204015589, ('1.31-0.0', 0): -0.21756084358698891, ('1.46-0.0', 0): -0.3647995402731064, ('2.29-0.03', 1): -1.3752215882030039, ('1.94-0.02', 2): -0.89864122393217871, ('2.00.0', 1): -0.26651885379316631, ('2.38-0.04', 2): -1.2614172438819373, ('2.65-0.0', 1): -1.0140151370912718, ('2.63-0.01', 0): -0.4389361025407375, ('2.26-0.0', 1): -0.33953431857185262, ('2.58-0.06', 2): -1.1357436370283189, ('1.95-0.01', 2): -0.87720880330972029, ('1.940.0', 1): -0.3249848627960451, ('1.79-0.02', 0): -0.52659037041533807, ('2.36-0.05', 0): -0.36705826409342879, ('2.44-0.02', 1): -1.4970988927242177, ('1.88-0.02', 2): -0.78083434174015443, ('2.88-0.03', 2): -1.4735908121926251, ('2.21-0.01', 2): -0.9738903559347043, ('2.37-0.04', 1): -1.4290840944498042, ('2.49-0.03', 0): -1.3483181584340733, ('2.43-0.04', 2): -1.4534614936476713, ('2.76-0.05', 2): -1.873528449363139, ('2.34-0.05', 1): -0.62216110062522512, ('2.190.01', 1): -0.48632479305852933, ('3.0-0.06', 2): 0.0, ('1.32-0.0', 0): -0.17322521319618717, ('1.97-0.01', 1): -0.78130219359217334, ('1.8-0.01', 2): -0.69087863685766671, ('2.64-0.02', 2): -1.5176012450222498, ('2.350.0', 2): -0.41278722732404405, ('2.73-0.05', 2): -1.7778164753063952, ('1.760.01', 0): -0.19827263140061305, ('2.56-0.0', 2): -0.48741334736778702, ('1.790.01', 2): -0.20392704371172196, ('1.320.0', 0): -0.094230832700132661, ('2.02-0.03', 1): -0.70622493597938174, ('2.27-0.02', 0): -0.83485534791807192, ('2.07-0.02', 2): -0.85579289526698221, ('2.95-0.01', 2): -0.62440633304929227, ('2.97-0.04', 2): -0.67807148011838869, ('2.48-0.04', 0): -1.3634398157088929, ('2.55-0.02', 2): -1.4937066513623989, ('1.410.01', 0): -0.083079360486005588, ('2.14-0.01', 0): -1.0505260385263715, ('2.92-0.03', 2): -1.1701751461913348, ('1.360.0', 0): -0.2448502698692738, ('1.63-0.01', 1): -0.45383120394309956, ('3.0-0.01', 0): 0.0, ('2.35-0.04', 0): -1.1774280660492555, ('2.31-0.02', 0): -1.1621720446420838, ('2.6-0.05', 1): -1.6384257310335488, ('1.810.0', 1): -0.19688943267089323, ('2.62-0.06', 0): -1.2148758228883556, ('1.21-0.0', 0): -0.14717630446156318, ('1.61-0.01', 1): -0.39757719540964381, ('2.2-0.04', 0): -0.74037183907697757, ('1.850.01', 1): -0.23050007824479707, ('2.52-0.04', 1): -1.6655078910909369, ('2.45-0.04', 0): -1.3535246378354471, ('2.130.01', 1): -0.40765136629592463, ('2.05-0.02', 2): -1.0220548661895614, ('2.15-0.02', 2): -0.96890718288765387, ('1.42-0.01', 0): -0.31427588855405098, ('2.15-0.04', 2): -0.25769472943616722, ('1.99-0.03', 1): -0.56052554824833922, ('1.98-0.01', 1): -0.93072917704179237, ('1.980.01', 1): -0.33925876582080133, ('2.41-0.0', 1): -0.29810998330051386, ('2.68-0.06', 1): -1.6056038207445695, ('2.43-0.0', 0): -0.50331472571225444, ('2.0-0.02', 0): -0.90547855888903173, ('2.86-0.07', 0): -1.2827200005600472, ('2.89-0.07', 0): -1.3823526735491467, ('2.030.0', 0): -0.26491572152297549, ('2.36-0.05', 1): -0.29699540665051882, ('2.61-0.03', 1): -1.1079025347495708, ('1.86-0.0', 2): -0.7998226415873041, ('2.95-0.08', 2): -0.72765778902673794, ('2.23-0.04', 0): -0.91675442369400895, ('2.65-0.05', 2): -1.8214093668289639, ('2.8-0.07', 1): -1.2873209432363506, ('2.98-0.05', 2): 0.0, ('1.340.0', 2): -0.25260725663821931, ('1.06-0.0', 0): -0.045267863804952339, ('2.3-0.0', 1): -0.39779830826803336, ('2.73-0.02', 1): -1.300057697269329, ('2.4-0.05', 2): -1.0887762572191715, ('2.87-0.04', 1): -1.4867062577043415, ('2.18-0.0', 2): -0.3176774851916076, ('2.75-0.05', 1): -1.8789828019488899, ('1.510.0', 2): -0.29883052152712253, ('2.11-0.03', 2): -0.91889712924942923, ('1.89-0.0', 1): -0.89728247620442936, ('2.93-0.04', 0): -1.1028368997291453, ('1.37-0.01', 1): -<text:soft-page-break/>0.26939572550890201, ('2.37-0.04', 2): -1.3196907749125335, ('2.63-0.05', 1): -1.5318159613348012, ('2.68-0.0', 1): -1.040506924653207, ('2.42-0.01', 0): -0.93279151925889703, ('2.95-0.05', 2): -0.70687981734345462, ('2.87-0.07', 2): -1.4073287630207207, ('1.780.0', 0): -0.2594803073059922, ('2.4-0.05', 0): -1.1037407928032665, ('1.56-0.01', 2): -0.44579707048595485, ('2.91-0.02', 2): -0.80020609518850139, ('1.96-0.01', 0): -0.65272792028630089, ('1.35-0.01', 2): -0.10270320459369001, ('2.72-0.01', 2): -0.425523179426326, ('2.71-0.02', 2): -1.7329799171752331, ('2.36-0.01', 1): -0.96345368877737914, ('1.840.01', 2): -0.2521909341808975, ('1.42-0.0', 0): -0.28933913578087478, ('2.88-0.07', 1): -1.4579943472320822, ('2.9-0.06', 2): -1.5680798516848717, ('2.61-0.04', 1): -1.6954723043260638, ('2.56-0.02', 0): -1.777395309258651, ('2.99-0.04', 0): 0.0, ('1.950.01', 2): -0.30130945477763404, ('2.22-0.02', 0): -1.1230394473678331, ('2.57-0.0', 2): -0.64660715374737177, ('2.34-0.01', 2): -1.3480159704295727, ('2.78-0.05', 1): -1.9184651322246016, ('1.540.0', 2): -0.30938941878412207, ('1.480.01', 2): -0.094507540972851439, ('2.29-0.02', 2): -1.1452702584538341, ('1.820.0', 0): -0.35360446150288338, ('2.26-0.01', 0): -1.3132829351061028, ('1.98-0.0', 0): -0.90102223722400676, ('1.440.0', 1): -0.24947220591373159, ('2.01-0.02', 1): -0.80040587331259883, ('2.77-0.01', 2): -0.96950679039676735, ('2.34-0.05', 2): -0.6097860825774325, ('2.24-0.01', 0): -1.0019697997185215, ('2.5-0.03', 1): -1.4039564299905054, ('1.760.0', 1): -0.48551470317344164, ('1.120.0', 1): -0.090782077657302063, ('2.91-0.02', 1): -0.56740259873712662, ('1.95-0.0', 2): -0.878923174369455, ('2.66-0.06', 1): -1.367631191166256, ('2.69-0.01', 1): -0.48786110541880084, ('1.240.0', 1): -0.16371140498076769, ('2.39-0.01', 2): -0.96658035986212887, ('2.37-0.05', 2): -0.84040268252632477, ('2.470.0', 2): -0.6036776343885607, ('2.20.0', 1): -0.24089606476027572, ('1.54-0.0', 0): -0.2771868636402664, ('2.34-0.04', 2): -1.1721797975107773, ('2.7-0.04', 0): -1.4422504528965661, ('2.48-0.0', 0): -0.3352369429443342, ('1.740.0', 2): -0.60084220293199242, ('2.75-0.06', 2): -1.6384820806690799, ('1.62-0.0', 0): -0.49959648187584327, ('2.62-0.0', 1): -0.93809929734153974, ('2.84-0.07', 1): -1.3858336898656414, ('1.94-0.03', 2): -0.43719806131896694, ('2.57-0.04', 0): -1.5293763152444306, ('1.550.0', 2): -0.42597074176363342, ('2.95-0.02', 1): -0.68647828316729165, ('2.78-0.02', 1): -0.88485818914288972, ('2.74-0.06', 2): -1.6331291818658928, ('2.19-0.01', 2): -1.263468029358181, ('2.83-0.06', 0): -1.8796755456787979, ('2.120.0', 0): -0.29054214001855561, ('2.81-0.03', 2): -1.8089268609133164, ('1.92-0.02', 1): -0.8116389210025281, ('1.99-0.03', 2): -0.54798468395659772, ('1.00.0', 0): -0.021972103761547766, ('2.76-0.04', 2): -1.1224110175002926, ('2.78-0.01', 1): -0.44570357248185999, ('2.34-0.02', 2): -1.2333732047675305, ('2.6-0.04', 2): -1.5906247798160813, ('2.360.0', 0): -0.26963162126966178, ('2.75-0.03', 2): -1.8562946994899721, ('2.59-0.02', 0): -1.6163134435819209, ('1.4-0.0', 0): -0.27091260441465564, ('2.79-0.04', 2): -0.96428592690776993, ('1.68-0.02', 2): -0.22028432161560593, ('1.560.0', 2): -0.42219665268544926, ('2.01-0.01', 2): -0.9830627952159392, ('2.77-0.06', 1): -1.7545283581411852, ('2.040.01', 0): -0.36434864849481591, ('2.64-0.03', 2): -1.350724112141549, ('2.010.01', 2): -0.3380823820289201, ('2.06-0.02', 2): -0.93093416826395625, ('1.99-0.02', 2): -0.9277934241730349, ('3.0-0.08', 2): 0.0, ('1.90.01', 2): -0.26428864280449582, ('2.46-0.02', 0): -1.4077540829098854, ('1.44-0.0', 2): -0.29259289885366024, ('1.440.01', 0): -0.084274167652459653, ('1.190.0', 1): -0.10484104619206977, ('2.97-0.05', 2): -0.53337403386146209, ('1.84-0.01', 0): -0.63388725293694159, ('1.610.01', 0): -0.15859702219956245, ('1.82-0.02', 0): -0.71800628195519911, ('2.49-0.01', 0): -0.87795158766778347, ('2.61-0.02', 2): -1.4980999240016946, ('2.92-0.02', 2): -0.69910219228586779, ('1.660.0', 2): -0.33215365143090575, ('2.17-0.04', 2): -0.27005153723230996, ('1.73-0.02', 2): -0.56281697960564725, ('2.65-0.01', 1): -0.80820527854910706, ('2.330.0', 0): -0.25606957866763458, ('1.790.0', 0): -0.3520955368478782, ('1.59-0.01', 1): -0.49114997184458392, ('1.65-0.0', 1): -<text:soft-page-break/>0.55373165025307658, ('2.16-0.0', 1): -0.67832475273633264, ('2.07-0.0', 1): -0.94015672563148844, ('2.9-0.01', 1): -0.57380503875609945, ('1.450.01', 0): -0.1281927703307631, ('1.210.0', 0): -0.1504657426560044, ('1.0-0.0', 0): -0.017257514233320444, ('1.75-0.0', 0): -0.40688070370564461, ('2.93-0.08', 2): -0.85567055028629224, ('2.62-0.01', 0): -1.0416715761370776, ('2.15-0.03', 2): -1.0154933184197217, ('2.02-0.01', 1): -0.70629863636254653, ('1.9-0.0', 0): -0.51754821480957924, ('2.170.01', 1): -0.24258637627996701, ('1.47-0.0', 2): -0.30788261852836085, ('1.980.0',</text:p>
      <text:p text:style-name="Standard"><text:s/>1): -0.39523867808499213, ('2.63-0.04', 2): -1.6003928679088073, ('1.91-0.02', 0): -0.83575605797404684, ('2.14-0.03', 0): -1.0724066961512382, ('2.00.01', 1): -0.4663155502294849, ('2.58-0.05', 0): -1.6657006163449335, ('2.57-0.01', 1): -0.4238121544916939, ('2.87-0.06', 1): -1.7109945073093038, ('1.920.01', 2): -0.27216739886505931, ('3.0-0.07', 0): 0.0, ('2.30.0', 0): -0.2437909144263955, ('1.130.0', 1): -0.087187269022631117, ('1.580.01', 1): -0.15107350096655681, ('2.71-0.03', 1): -1.7791512873897939, ('2.65-0.04', 2): -1.8891176516053423, ('2.51-0.03', 1): -1.1866406386256465, ('2.98-0.04', 2): 0.0, ('1.73-0.01', 0): -0.48133067120858142, ('2.38-0.01', 1): -1.4439333136643109, ('1.710.0', 0): -0.5771170103836043, ('1.67-0.01', 1): -0.43754088152365156, ('2.4-0.04', 2): -1.5104001781569789, ('2.320.0', 0): -0.3729031577329171, ('2.5-0.02', 0): -1.5222961104731352, ('1.41-0.0', 2): -0.25587908223525102, ('2.74-0.04', 2): -1.4906795532415238, ('2.270.0', 0): -0.41083446631822934, ('2.34-0.0', 2): -0.41829299800431885, ('2.68-0.04', 1): -1.804445970992602, ('2.41-0.03', 1): -1.4813083046264464, ('2.85-0.03', 0): -1.6255138532977695, ('2.86-0.05', 0): -1.6481153339570522, ('2.89-0.05', 0): -1.4998540983407858, ('2.55-0.05', 0): -1.5526773151960278, ('2.12-0.03', 0): -0.94301265427272074, ('1.860.01', 1): -0.23506618081113306, ('2.82-0.02', 0): -0.50775845118885909, ('1.57-0.01', 1): -0.40822661759943973, ('2.27-0.0', 0): -0.31388139755896549, ('2.28-0.0', 1): -0.56657232966573068, ('1.27-0.0', 1): -0.21415189132231488, ('2.84-0.01', 2): -0.46412899711330158, ('2.94-0.06', 1): -0.94513181787363298, ('1.180.0', 0): -0.13306904196103761, ('2.81-0.03', 1): -1.8274780689143726, ('2.91-0.03', 2): -1.3260864538536841, ('2.67-0.06', 2): -1.5252790836593715, ('1.75-0.01', 1): -0.57543624326243648, ('2.47-0.05', 0): -1.1594695026344826, ('2.54-0.05', 0): -1.3483399229452659, ('1.480.0', 0): -0.29448385234336255, ('2.11-0.0', 0): -0.39152415080323083, ('2.5-0.03', 2): -1.4575125388268195, ('1.070.0', 1): -0.05586038078713082, ('2.54-0.04', 2): -1.4109258814233148, ('2.53-0.02', 0): -1.7422894700132956, ('2.13-0.01', 2): -1.1084633812788851, ('1.29-0.0', 1): -0.13729984566382505, ('1.91-0.0', 0): -0.71291803351306138, ('1.18-0.0', 1): -0.14605016709053625, ('2.75-0.07', 1): -1.0466239975871303, ('2.59-0.06', 1): -1.2712849512644528, ('2.51-0.0', 1): -0.47387747412752279, ('1.250.0', 0): -0.16328126324964828, ('2.2-0.03', 2): -1.1295984132320023, ('2.44-0.04', 0): -1.4221421427257073, ('2.88-0.08', 0): -0.91617528074517884, ('2.010.0', 0): -0.40338495391060741, ('1.64-0.01', 2): -0.4712567666202972, ('2.110.0', 2): -0.34521096635042708, ('2.63-0.03', 1): -1.2614076510975492, ('1.45-0.01', 1): -0.35330811397438738, ('1.53-0.0', 2): -0.34716460828309037, ('2.66-0.01', 1): -0.50578891961228278, ('1.460.0', 0): -0.3242697808762835, ('1.95-0.03', 1): -0.62319717410327458, ('1.93-0.02', 1): -0.81301081872772196, ('2.33-0.0', 0): -0.32574814333239643, ('2.18-0.03', 2): -1.0659647781601052, ('1.96-0.03', 0): -0.23825048692734335, ('2.68-0.03', 1): -1.7121844498106034, ('2.36-0.03', 1): -1.2314436447494117, ('2.88-0.01', 1): -0.52187473964190956, ('2.04-0.0', 2): -0.99945801602840256, ('1.620.01', 0): -0.1581268394101252, ('1.92-0.03', 2): -0.41899720663704382, ('2.61-0.06', 1): -1.2914827292255191, ('1.9-0.01', 0): -0.66949923499465391, ('1.56-0.0', 2): -0.3756704988169135, ('2.22-0.04', 0): -1.0567564885179916, ('2.23-0.03', 2): -1.2266231381757571, ('2.49-0.0', 1): -0.42793239686008588, ('1.52-0.01', 2): -0.40388044564076625, ('1.39-0.01', 0): -<text:soft-page-break/>0.26793606811385406, ('1.31-0.01', 2): -0.17248011244394959, ('1.770.01', 0): -0.19669282546486586, ('2.26-0.03', 0): -1.2714281681170638, ('1.96-0.0', 2): -0.5424290594865312, ('1.340.01', 1): -0.058208461945735229, ('1.050.0', 1): -0.0032514087647203191, ('1.930.01', 0): -0.17679784141732199, ('1.1-0.0', 0): -0.056905717077791837, ('2.71-0.01', 0): -0.9286111018317712, ('2.93-0.01', 2): -0.75190552253420628, ('2.72-0.01', 0): -0.46845596891018321, ('2.51-0.05', 0): -1.2258870114557165, ('1.72-0.0', 2): -0.37713817030594154, ('2.4-0.0', 0): -0.43099237370094384, ('2.21-0.01', 0): -0.9899859372543055, ('2.69-0.03', 1): -1.6337456122539151, ('3.0-0.02', 0): 0.0, ('2.03-0.0', 1): -0.75655054075191241, ('2.070.01', 0): -0.46652047598671037, ('2.48-0.02', 1): -1.3788470744355024, ('1.790.01', 0): -0.20700721797388427, ('2.58-0.01', 1): -0.49283527105021424, ('1.72-0.02', 2): -0.37884557122895379, ('2.87-0.02', 0): -1.2197871030175653, ('1.730.01', 0): -0.19875064835061032, ('2.240.0', 0): -0.30506278700659695, ('2.7-0.06', 0): -1.6682178867351911, ('2.18-0.04', 0): -0.58887559154015345, ('2.53-0.0', 2): -0.62827049400814339, ('2.62-0.04', 1): -1.8628158857266075, ('1.50.01', 2): -0.11203189923736565, ('1.78-0.02', 1): -0.50441745382371872, ('2.79-0.05', 2): -1.7920584893217144, ('2.41-0.05', 0): -1.1408410461778793, ('2.57-0.06', 0): -0.57046963211078716, ('2.52-0.06', 0): -0.74135964704330903, ('2.38-0.05', 2): -1.0443945213841876, ('2.87-0.08', 2): -0.627510189823686, ('2.8-0.01', 2): -1.1397432153267624, ('2.06-0.03', 2): -0.82390796992916582, ('2.08-0.02', 1): -1.0505107486952392, ('2.83-0.04', 0): -1.4028235772138906, ('1.71-0.01', 0): -0.6087542021480421, ('1.98-0.03', 0): -0.7489421473012815, ('1.93-0.01', 2): -0.65528364069909451, ('1.71-0.0', 2): -0.64780836352187132, ('2.160.0', 1): -0.36547606347534423, ('2.88-0.02', 2): -0.77459200103891734, ('2.5-0.0', 0): -0.44192073843363766, ('2.32-0.01', 0): -1.2845987428717136, ('2.88-0.06', 2): -1.5682443187395356, ('2.66-0.03', 1): -1.4929370157640145, ('2.69-0.04', 1): -1.490333543343904, ('1.78-0.01', 2): -0.58197379746007305, ('2.77-0.04', 1): -1.3925665832713208, ('2.22-0.0', 0): -0.50343033581653485, ('2.1-0.02', 2): -1.0520105817223784, ('1.520.01', 0): -0.13409223952043453, ('2.73-0.04', 2): -1.3166056512952242, ('1.35-0.0', 0): -0.19423613808101931, ('2.09-0.0', 2): -0.58671264350964947, ('2.74-0.03', 2): -1.7954324866322726, ('2.68-0.05', 2): -1.9284739650747134, ('2.07-0.03', 2): -0.96193055583392895, ('2.220.0', 0): -0.50233801809530332, ('2.33-0.02', 1): -0.79923341112994561, ('1.680.0', 0): -0.54166551762487913, ('1.36-0.01', 2): -0.2373092166393084, ('2.040.0', 0): -0.40452679522724821, ('2.95-0.07', 1): -0.78791909013674422, ('2.180.0', 1): -0.26262656638068421, ('1.8-0.0', 2): -0.7398158649512051, ('2.20.01', 0): -0.25104526921015941, ('1.390.01', 0): -0.05781975703480835, ('1.54-0.01', 0): -0.38075009469255139, ('2.03-0.01', 2): -0.83013634060721941, ('1.40.0', 0): -0.30359047117329874, ('2.72-0.07', 0): -0.6128338410582872, ('2.88-0.05', 0): -1.3660219650209544, ('1.960.01', 2): -0.30136456511767323, ('2.99-0.06', 1): 0.0, ('2.73-0.01', 2): -0.45388868651570885, ('1.26-0.0', 0): -0.11191624564503495, ('2.070.0', 1): -0.34130841633211312, ('1.80.0', 1): -0.43469988922092406, ('1.370.0', 0): -0.26144902409454968, ('2.77-0.03', 1): -1.9259712805087514, ('2.19-0.04', 1): -0.90615548920931377, ('1.850.0', 1): -0.37534578072097147, ('1.77-0.01', 2): -0.65847828353439419, ('1.780.01', 1): -0.27778747877420112, ('1.530.01', 0): -0.095104800112786284, ('1.970.01', 0): -0.39335143420120944, ('3.0-0.05', 0): 0.0, ('2.18-0.02', 1): -0.99161438437592653, ('2.6-0.01', 1): -0.48897931772911807, ('2.71-0.05', 1): -1.9847574298180544, ('2.36-0.02', 2): -0.85994897961442096, ('2.51-0.01', 1): -0.43264120911944054, ('2.69-0.07', 2): -0.32465226726562996, ('1.810.01', 2): -0.29621101931498039, ('1.030.0', 1): -0.043308156894603662, ('2.08-0.01', 2): -0.87473578310870415, ('1.81-0.01', 1): -0.61161074590744691, ('2.13-0.0', 2): -0.63932879598479031, ('2.3-0.04', 1): -0.9565498021349933, ('2.43-0.01', 0): -1.3483150846398235, ('2.390.0', 1): -0.41600743284687935, ('1.30.01', 0): -<text:soft-page-break/>0.057683325477379865, ('2.7-0.02', 1): -1.4485521130695878, ('1.580.01', 0): -0.15496649748327745, ('2.51-0.04', 1): -1.3582171365006332, ('2.490.0', 1): -0.8447451991405337, ('2.00.0', 0): -0.25078499052204073, ('2.41-0.01', 1): -1.4343315259308074, ('2.2-0.02', 2): -1.1889633415648437, ('1.97-0.02', 1): -0.88839808174455959, ('2.86-0.03', 0): -1.5809906363791209, ('2.89-0.03', 0): -1.3873404246966894, ('2.12-0.01', 0): -0.92556380258430249, ('2.88-0.08', 1): -0.98599082898831159, ('1.84-0.0', 2): -0.48967480087677007, ('2.95-0.04', 2): -0.75178299817534944, ('2.520.0', 1): -0.82671890447785912, ('1.84-0.0', 0): -0.49073338759706031, ('1.62-0.01', 2): -0.49651531177169594, ('2.4-0.0', 1): -0.47385936055514549, ('1.85-0.0', 1): -0.70302572479266301, ('2.19-0.03', 1): -1.0271969703120782, ('2.69-0.02', 2): -1.3462015067774229, ('1.88-0.0', 2): -0.72031514765301452, ('1.610.0', 2): -0.45283618508746448, ('2.46-0.03', 0): -1.3436973335111635, ('2.48-0.03', 2): -1.2349252083378124, ('2.16-0.03', 0): -1.1557569761307123, ('1.260.0', 0): -0.056973431288200677, ('2.95-0.02', 0): -0.75190205992169834, ('2.53-0.04', 0): -1.6909577380317351, ('2.23-0.02', 2): -1.1772793023025314, ('2.6-0.06', 1): -1.003775742214376, ('2.75-0.01', 1): -0.54415340873559326, ('2.59-0.04', 1): -1.7918540693432119, ('1.46-0.0', 1): -0.35732268943150269, ('2.120.01', 0): -0.33781475515080894, ('2.29-0.03', 2): -1.2999827991735964, ('1.30.01', 1): -0.082132978410607044, ('2.45-0.05', 2): -0.97157655488491601, ('2.38-0.04', 1): -1.3447137278665227, ('2.33-0.04', 0): -1.0908212238147041, ('1.740.0', 0): -0.59885217941167701, ('1.760.01', 1): -0.19501439184434588, ('2.63-0.01', 1): -0.49606476418984424, ('2.96-0.05', 0): -0.65896554438182453, ('2.84-0.04', 2): -1.3084088051232479, ('2.08-0.03', 2): -0.89810343452329644, ('2.26-0.0', 0): -0.21017534813411667, ('1.820.01', 0): -0.23363972939137781, ('2.91-0.06', 2): -1.3482786035250334, ('2.68-0.01', 1): -0.75998756367261944, ('1.79-0.0', 0): -0.64550632268335084, ('2.71-0.06', 2): -1.6584699222865302, ('2.1-0.0', 2): -0.80697242105720646, ('2.68-0.01', 2):</text:p>
      <text:p text:style-name="Standard"><text:s/>-0.99112227348298321, ('2.88-0.03', 1): -1.5278436024651882, ('2.9-0.02', 2): -0.434809759265326, ('1.16-0.0', 1): -0.11628087683764669, ('2.49-0.03', 1): -1.3118319718183915, ('2.66-0.05', 1): -1.7140873889886268, ('2.99-0.08', 0): 0.0, ('2.410.0', 2): -0.43268255104435349, ('2.15-0.01', 0): -0.9493985805643208, ('2.91-0.08', 0): -0.99228303822539055, ('1.85-0.02', 0): -0.75319880723485244, ('2.280.0', 2): -0.45327841169621796, ('2.190.01', 0): -0.56247986766604818, ('1.720.0', 1): -0.31073975474562754, ('1.35-0.01', 0): -0.10409024474391008, ('2.77-0.05', 2): -2.0474028075514488, ('1.97-0.01', 2): -0.78554613274125806, ('2.74-0.07', 2): -1.3523752838784162, ('2.350.0', 1): -0.55608936253661612, ('2.69-0.06', 1): -1.4738992660446051, ('2.73-0.05', 1): -1.8939636721778959, ('2.49-0.04', 1): -1.5061645992466175, ('2.83-0.08', 0): -0.35315855472338947, ('2.02-0.03', 0): -0.7054362131667673, ('1.990.0', 2): -0.18775258436950121, ('2.07-0.02', 1): -1.020893368206107, ('1.470.01', 0): -0.10083576933648046, ('2.21-0.03', 0): -1.0875330707762954, ('1.32-0.01', 2): -0.04443618601702852, ('2.71-0.06', 1): -1.5019556283272046, ('2.48-0.04', 1): -1.4948787693834196, ('2.63-0.06', 1): -1.189653339784263, ('2.37-0.01', 2): -1.3307412399584921, ('2.14-0.01', 1): -1.0332561646420027, ('2.3-0.02', 0): -0.70119850614859236, ('2.58-0.03', 1): -1.0319147326834051, ('1.63-0.01', 0): -0.49410719735400316, ('2.37-0.0', 2): -0.63534899104724363, ('2.94-0.01', 0): -1.4507952009164784, ('1.39-0.0', 0): -0.3010043521944521, ('2.31-0.02', 1): -1.1387389694454728, ('2.6-0.05', 2): -1.5879367129130564, ('1.810.0', 0): -0.13389347066555263, ('2.62-0.06', 1): -1.4406773933743879, ('2.75-0.02', 2): -1.22374862320877, ('1.61-0.01', 0): -0.49936271526307136, ('1.690.0', 1): -0.33362102501558061, ('1.76-0.02', 0): -0.61652763673541855, ('2.52-0.04', 0): -1.6945636384638196, ('2.130.01', 0): -0.51488598002839137, ('2.55-0.06', 2): -0.93454892149937785, ('2.28-0.02', 2): -1.0478299434873932, ('2.1-0.03', 2): -0.84762807603762969, ('2.12-0.0', 0): -0.38426442170427105, ('2.34-0.02', 0): -1.2200106864359874, ('1.42-0.01', 1): -<text:soft-page-break/>0.29341599448549943, ('2.58-0.0', 0): -0.90379522253355515, ('2.78-0.06', 1): -1.6330511039198539, ('2.96-0.03', 0): -0.75825323334235417, ('1.98-0.01', 0): -0.95882749023034253, ('2.41-0.0', 2): -0.41522075473668013, ('2.74-0.02', 2): -1.6645738681594253, ('2.26-0.04', 2): -1.0854435416245973, ('1.430.01', 2): -0.08936764719000545, ('2.43-0.0', 1): -0.32175508011811976, ('1.16-0.0', 2): -0.11427027010160901, ('2.89-0.07', 1): -1.4040042549103, ('1.34-0.01', 1): -0.22583787234136424, ('2.42-0.05', 0): -0.80673807167969902, ('2.32-0.03', 0): -1.4029281662908282, ('2.61-0.03', 2): -1.1273222818144262, ('1.980.01', 2): -0.39489935129575487, ('1.40.01', 2): -0.075013505332461108, ('2.370.0', 1): -0.65545159701967481, ('1.740.01', 2): -0.18489328601605073, ('1.360.0', 1): -0.23839488436527362, ('1.340.0', 1): -0.25258549502880978, ('1.06-0.0', 1): -0.061035114629011039, ('1.45-0.0', 2): -0.32918323264502108, ('2.39-0.04', 0): -1.332200925510719, ('2.3-0.0', 0): -0.31964955538440493, ('1.830.0', 1): -0.37778287008530975, ('2.7-0.03', 2): -1.5879348686637051, ('1.91-0.01', 2): -0.73457754276238485, ('2.75-0.05', 0): -1.8774370725136866, ('1.010.0', 2): -0.034041476557725305, ('1.22-0.0', 0): -0.15512622325513054, ('1.89-0.0', 0): -0.82565764957886767, ('2.44-0.0', 1): -0.38653047033790727, ('1.890.0', 2): -0.41126327215664737, ('2.63-0.05', 2): -1.679391748280739, ('2.49-0.05', 0): -1.2890733805998495, ('2.68-0.0', 0): -0.59562196485297125, ('1.25-0.0', 2): -0.17732342195532594, ('2.95-0.05', 1): -1.064313804730433, ('2.19-0.01', 0): -1.2604619294824706, ('2.31-0.0', 2): -0.48365004037321069, ('1.48-0.01', 0): -0.38436578948882932, ('1.42-0.0', 1): -0.32177889566243312, ('1.7-0.0', 2): -0.55410329411017945, ('2.88-0.07', 0): -1.4357578846452579, ('1.92-0.01', 1): -0.85716940824482513, ('2.61-0.04', 0): -1.6281467585509781, ('1.66-0.01', 0): -0.47193314017867249, ('2.99-0.04', 1): 0.0, ('2.39-0.02', 0): -0.9726802076760046, ('2.22-0.02', 1): -1.0596547588422283, ('2.57-0.0', 1): -0.41739457749761188, ('2.160.01', 0): -0.46848624577684672, ('1.89-0.01', 0): -0.73449966758506469, ('2.59-0.05', 2): -1.5345333486449118, ('2.78-0.05', 2): -1.8628635743366835, ('1.83-0.02', 1): -0.71937022602548251, ('1.97-0.0', 0): -0.73326005105314773, ('2.29-0.02', 1): -1.1529320785462427, ('2.59-0.0', 1): -0.95538054038000875, ('1.820.0', 1): -0.35331851724369179, ('1.84-0.0', 1): -0.48389519548223053, ('2.01-0.02', 0): -0.92059498033886267, ('2.77-0.01', 1): -1.1166575606341318, ('2.64-0.06', 0): -1.4254373940741976, ('2.67-0.0', 0): -1.0291700774313701, ('1.67-0.01', 2): -0.53764843756865832, ('2.58-0.02', 1): -1.4167759613376154, ('1.760.0', 0): -0.51412404575486448, ('1.120.0', 0): -0.072410956865011353, ('1.02-0.0', 2): -0.016425857248310857, ('2.66-0.06', 2): -1.3436025496470956, ('1.3-0.0', 2): -0.19789281681307061, ('1.240.0', 2): -0.16518941656447889, ('2.37-0.05', 1): -0.85772014666287, ('2.47-0.04', 2): -1.586353855685116, ('1.95-0.02', 1): -0.82608694811282035, ('2.34-0.04', 1): -1.326133309684834, ('2.7-0.04', 1): -1.4746441722518031, ('1.97-0.03', 2): -0.60367792211826166, ('1.740.0', 1): -0.6041294509114945, ('1.590.0', 0): -0.45789468357768642, ('1.62-0.0', 1): -0.49043043043601331, ('2.62-0.0', 0): -0.98491088404245086, ('1.960.0', 2): -0.19617589202081501, ('2.85-0.07', 0): -1.5249999767363323, ('2.57-0.04', 1): -1.5561248861787687, ('2.040.01', 1): -0.35138247600581318, ('2.99-0.03', 1): 0.0, ('2.82-0.06', 0): -1.7871606563680218, ('2.05-0.0', 0): -0.58875879242194862, ('2.84-0.05', 2): -1.7776553058765328, ('2.78-0.02', 0): -0.87231452723055736, ('1.350.01', 0): -0.082112315967557192, ('2.91-0.07', 2): -1.334422168592684, ('1.87-0.02', 0): -0.72633441702377388, ('1.790.01', 1): -0.2116839451479969, ('1.47-0.01', 2): -0.34891950759040846, ('2.47-0.01', 0): -1.2773682412734761, ('1.89-0.01', 1): -0.80874855443546656, ('2.9-0.03', 2): -1.5318139199622589, ('2.58-0.02', 2): -1.5109163344672287, ('1.92-0.02', 2): -0.85341846458828108, ('2.53-0.06', 0): -0.5701885826778933, ('2.31-0.03', 2): -1.351397941371471, ('2.6-0.04', 1): -1.5774690777374218, ('2.66-0.01', 0): -0.23668102266091673, ('2.75-0.03', 1): -1.8952321540856889, ('2.59-0.02', 1): -<text:soft-page-break/>1.8050057065670719, ('2.9-0.01', 2): -0.74254715670573945, ('1.68-0.02', 1): -0.21789766001498054, ('1.0-0.0', 1): -0.023000348579899424, ('2.38-0.02', 1): -1.4203957507054115, ('2.37-0.03', 2): -1.4207534121634957, ('2.4-0.01', 0): -1.2807120401698016, ('2.55-0.03', 2): -1.0441383798563157, ('1.86-0.01', 0): -0.69147479557734404, ('1.99-0.02', 1): -0.86717775847798628, ('1.990.0', 1): -0.15671982789708028, ('2.46-0.02', 1): -1.4591695825259514, ('1.94-0.0', 1): -0.73816506283901095, ('2.0-0.01', 2): -0.80687765417300084, ('2.71-0.0', 2): -0.68356085574030467, ('1.270.0', 2): -0.18615893752550305, ('1.190.0', 2): -0.12506142250212438, ('1.91-0.02', 1): -0.85066144004203836, ('1.84-0.01', 1): -0.65090211222591809, ('1.880.01', 0): -0.3350204161050272, ('2.49-0.01', 1): -0.87547069330059957, ('2.61-0.02', 1): -1.4769563095782303, ('1.63-0.02', 0): -0.2367883095833889, ('1.540.01', 2): -0.15308585919196846, ('1.73-0.02', 1): -0.56572790437904841, ('1.69-0.0', 2): -0.33983847837671649, ('2.30.0', 1): -0.41897742378580838, ('2.67-0.03', 0): -1.5065679555096734, ('1.790.0', 1): -0.3545283670860967, ('2.04-0.02', 0): -1.0110666379269082, ('1.65-0.0', 0): -0.5625594156389867, ('2.16-0.0', 2): -0.65253909620977779, ('1.75-0.0', 1): -0.40090697372972134, ('2.56-0.06', 2): -1.072351754427606, ('2.28-0.03', 2): -1.1439838387652395, ('2.73-0.03', 1): -1.5921951664824321, ('2.13-0.04', 0): -0.49037672958622375, ('1.77-0.0', 2): -0.76234606817395367, ('1.83-0.0', 1): -0.81747526321543462, ('1.580.0', 2): -0.44654033408653471, ('2.02-0.01', 0): -0.71756333754137214, ('2.34-0.0', 1): -0.4216559835997945, ('2.170.01', 0): -0.47820279964060425, ('2.33-0.01', 2): -0.98087391126035472, ('1.980.0', 0): -0.39291165063101352, ('1.89-0.02', 2): -0.78138148791695006, ('2.14-0.03', 1): -1.0777710170894221, ('1.390.0', 1): -0.26624207166123892, ('2.58-0.05', 1): -1.6554342322344904, ('2.42-0.02', 2): -1.0894291030435299, ('1.60.0', 2): -0.33214515458139121, ('1.470.01', 1): -0.087805501104531683, ('2.94-0.03', 0): -1.0517927432911438, ('2.71-0.03', 0): -1.8381954349100564, ('2.72-0.03', 0): -1.7013407536887766, ('2.51-0.03', 0): -1.141838385177403, ('2.68-0.07', 1): -0.43699378852953069, ('1.5-0.01', 1): -0.3792458539942703, ('1.33-0.0', 2): -0.22428107511538661, ('2.57-0.02', 0): -1.3678567118371545, ('2.38-0.01', 2): -1.3765223372051001, ('1.710.0', 1): -0.57587830100073512, ('2.160.01', 2): -0.53851219643497394, ('2.22-0.03', 2): -1.081110043673452, ('1.44-0.01', 0): -0.30797146822853622, ('2.320.0', 1): -0.37548564565487486, ('2.58-0.03', 0): -0.99758342042793346, ('1.41-0.0', 1): -0.26055223357031593, ('1.290.0', 1): -0.064102996950102187, ('2.220.01', 0): -0.51342948039300917, ('2.68-0.04', 2): -1.7563316002639247, ('2.85-0.03', 1): -1.5902902032433557, ('2.89-0.05', 1): -1.4970727807381108, ('1.220.0', 0): -0.14485521902650889, ('2.12-0.03', 1): -0.93560200529208626, ('2.09-0.03', 2): -0.88315096722385689, ('1.330.01', 2): -0.090399072643511727, ('1.860.01', 2): -0.24181016537425465, ('2.82-0.02', 1): -0.53427140168103437, ('2.24-0.02', 2): -0.91121622486071474, ('1.57-0.01', 2): -0.45206909293459435, ('2.28-0.0', 0): -0.5799272078677381, ('1.27-0.0', 0): -0.17670445406851118, ('1.95-0.03', 0): -0.61681965171189646, ('2.68-0.07', 0): -0.49372250149507396, ('1.020.0', 2): -0.045451826405096089, ('2.47-0.05', 1): -1.3767807836289867, ('1.970.0', 0): -0.25603660346250673, ('1.480.0', 1): -0.29452290113683188, ('2.48-0.01', 1): -0.6302262486160658, ('2.69-0.06', 0): -1.4423719985010441, ('2.81-0.07', 0): -1.3293615114591459,</text:p>
      <text:p text:style-name="Standard"><text:s/>('1.070.0', 0): -0.038739397970834644, ('2.81-0.02', 2): -0.94760320618227833, ('1.350.0', 2): -0.098372628947668142, ('2.53-0.02', 1): -1.7345658393188965, ('2.460.0', 2): -0.81443534633566794, ('1.91-0.0', 1): -0.76049985753731952, ('1.18-0.0', 0): -0.14733665536586141, ('2.75-0.07', 0): -1.048178061542629, ('2.51-0.0', 0): -0.35465520175891346, ('1.78-0.01', 1): -0.59672641530516235, ('1.510.01', 2): -0.10432058557409188, ('2.020.01', 1): -0.33511962252003408, ('2.44-0.04', 1): -<text:soft-page-break/>1.5271470927569295, ('2.52-0.03', 2): -1.1234076560797364, ('2.010.0', 1): -0.40358898580214342, ('2.71-0.01', 1): -1.0487360017063414, ('1.45-0.01', 0): -0.35223038487987191, ('2.75-0.02', 1): -1.2257838767421427, ('2.95-0.03', 1): -0.79501748129919869, ('1.460.0', 1): -0.37044515003276596, ('2.51-0.05', 1): -1.2345541431632905, ('1.93-0.02', 0): -0.75270589798572296, ('1.69-0.02', 1): -0.24908269439076966, ('2.68-0.03', 0): -1.7899945109494952, ('2.36-0.03', 2): -1.2746103174993328, ('2.83-0.05', 2): -1.8880945463879903, ('2.88-0.01', 0): -1.3572117399549821, ('2.04-0.0', 1): -0.99967141172887131, ('1.620.01', 1): -0.21249835586416177, ('1.92-0.03', 1): -0.41276032323922368, ('2.61-0.06', 0): -1.343866586255194, ('1.260.0', 2): -0.08780753003984626, ('1.9-0.01', 1): -0.67102135508136929, ('1.56-0.0', 1): -0.37573523166149908, ('2.22-0.04', 1): -1.0169302961664826, ('1.50.0', 2): -0.34834695732039805, ('2.25-0.01', 0): -1.2417895627986288, ('1.39-0.01', 1): -0.27607329412051673, ('2.230.0', 0): -0.26495367096573752, ('2.29-0.04', 1): -1.1374771091952187, ('1.870.01', 2): -0.24312325785080693, ('1.570.0', 2): -0.31727644161639368, ('1.96-0.0', 1): -0.56491652312887841, ('2.77-0.07', 1): -1.4142206917747344, ('1.340.01', 0): -0.041915873472840967, ('1.050.0', 0): -0.0091319320546855084, ('2.64-0.04', 0): -1.673903354819309, ('1.930.01', 1): -0.2937685638292683, ('1.1-0.0', 1): -0.06914012181875992, ('1.70.0', 0): -0.5363080103430371, ('2.08-0.0', 2): -0.50684402211973834, ('2.29-0.0', 0): -0.35725920743240863, ('2.83-0.04', 1): -1.4483700133641626, ('3.0-0.09', 0): 0.0, ('2.79-0.01', 2): -0.51546896019596211, ('2.38-0.03', 1): -1.4798505690912533, ('1.74-0.02', 2): -0.54101297591754327, ('2.21-0.01', 1): -0.99121117516409984, ('1.28-0.01', 2): -0.051656664196125426, ('2.69-0.03', 2): -1.6391569472713023, ('1.7-0.01', 2): -0.5654631125711258, ('1.090.0', 2): -0.071545897648751217, ('2.48-0.02', 2): -1.293503129115549, ('1.03-0.0', 2): -0.04850327776875063, ('1.82-0.01', 2): -0.72574531223838945, ('2.92-0.05', 0): -1.0791313863877021, ('2.43-0.05', 0): -1.2221711446139911, ('2.54-0.01', 2): -0.33695253105541872, ('1.730.01', 1): -0.20388667102268471, ('3.0-0.03', 2): 0, ('2.7-0.06', 1): -1.6722456687135441, ('1.55-0.0', 2): -0.39661040302052414, ('2.5-0.01', 0): -0.99775084588873642, ('1.270.01', 0): -0.0338177376494233, ('1.78-0.02', 2): -0.49967462898161202, ('2.46-0.04', 2): -1.544915111028389, ('2.41-0.05', 1): -1.1432825661623784, ('2.85-0.05', 0): -1.5225841875706445, ('2.57-0.06', 1): -0.53491935763679821, ('2.82-0.04', 0): -0.99043117644633505, ('2.330.0', 2): -0.39826220004214147, ('1.07-0.0', 1): -0.068556987003818112, ('2.08-0.02', 2): -1.0285829319166526, ('2.27-0.03', 2): -1.1672526376845849, ('1.71-0.01', 1): -0.49793740855168278, ('1.75-0.02', 0): -0.43970802085971117, ('2.010.01', 1): -0.32429817939532352, ('2.47-0.03', 0): -1.4988417098692028, ('2.380.0', 0): -0.42152096562705127, ('1.37-0.0', 2): -0.2465117914464352, ('2.14-0.02', 2): -1.1037381602383334, ('2.32-0.01', 1): -1.372687128275879, ('2.040.0', 1): -0.46597850542945507, ('1.81-0.02', 2): -0.5748701715286848, ('1.12-0.0', 2): -0.10754414541983362, ('2.6-0.02', 1): -1.3655172422466275, ('2.66-0.03', 0): -1.4835744066878866, ('2.35-0.02', 0): -1.3835354762708283, ('2.69-0.04', 0): -1.4942476352904448, ('2.44-0.02', 0): -1.5993574526841905, ('1.3-0.01', 0): -0.10917422125866043, ('2.140.0', 0): -0.1894808446692722, ('2.4-0.03', 0): -1.4277732342687413, ('1.80.0', 2): -0.45496501206168144, ('2.84-0.08', 2): -0.47692174958128175, ('1.35-0.0', 1): -0.20240413932166346, ('2.120.01', 1): -0.57730170039735251, ('2.68-0.05', 1): -1.8715582906872554, ('1.720.01', 0): -0.24340682036517344, ('2.41-0.02', 1): -1.5850277708993168, ('2.86-0.06', 2): -1.8062549028592032, ('2.89-0.04', 2): -1.3028529904077752, ('1.680.0', 1): -0.54001591864232013, ('2.060.01', 1): -0.51577325058929746, ('1.76-0.0', 2): -0.62738723100050198, ('1.36-0.01', 1): -0.23593974258075359, ('2.42-0.03', 2): -1.2225130603264498, ('2.95-0.07', 0): -0.77583074466233337, ('2.97-0.08', 1): -0.4284788798986367, ('1.8-0.0', 1): -0.79352387159600146, ('2.67-0.01', 0): -0.46911954150997076, ('2.84-0.02', 1): -0.54997544235915607, ('2.05-0.03', 2): -<text:soft-page-break/>0.81544512052730533, ('1.74-0.01', 2): -0.638428332565391, ('1.53-0.01', 0): -0.35557058188715346, ('2.9-0.08', 0): -1.0812166367285556, ('1.370.01', 2): -0.070878200128871263, ('1.680.01', 0): -0.15698767997986027, ('2.53-0.03', 2): -1.3742634622195873, ('2.73-0.01', 1): -0.50643661212223134, ('2.92-0.07', 0): -0.9923334291736633, ('1.26-0.0', 1): -0.11407939343640131, ('2.070.0', 2): -0.41720637307587644, ('1.82-0.0', 2): -0.65326599276954833, ('1.65-0.01', 2): -0.53568289064213559, ('2.43-0.03', 0): -1.3611168864549366, ('2.11-0.02', 0): -1.1228780229289375, ('1.370.0', 1): -0.28163939693583928, ('1.630.01', 1): -0.12295099387682662, ('1.710.01', 2): -0.17855924321820266, ('2.77-0.03', 0): -1.768969310241745, ('2.19-0.04', 2): -0.89014249421808134, ('1.850.0', 0): -0.33604707445047433, ('2.09-0.02', 2): -0.93191357519666307, ('2.63-0.02', 1): -1.4572159256291526, ('1.780.01', 0): -0.18301215533238172, ('2.24-0.03', 2): -1.1327553737474134, ('1.970.01', 1): -0.25963395217364776, ('2.94-0.05', 0): -0.788902151814596, ('2.18-0.02', 0): -0.97622941146930775, ('2.6-0.01', 2): -0.56156752476994687, ('2.62-0.02', 1): -1.6270740920119393, ('2.72-0.05', 0): -1.7539342821414066, ('2.51-0.01', 0): -0.48461620117440884, ('2.40.0', 0): -0.7460333468248207, ('1.2-0.0', 0): -0.057883838113894547, ('1.49-0.01', 2): -0.39208656557379468, ('1.81-0.01', 0): -0.62924440983815177, ('2.13-0.0', 1): -0.63270356639495118, ('1.8-0.02', 0): -0.52337322086612315, ('2.43-0.01', 1): -1.2781950032309004, ('2.390.0', 0): -0.28403980155410241, ('2.7-0.02', 2): -1.4559396040889396, ('2.57-0.03', 0): -0.93415588947275985, ('2.96-0.07', 0): -0.70118253900141414, ('1.960.01', 1): -0.3045377507290507, ('1.370.01', 1): -0.069217910803276203, ('2.41-0.01', 2): -1.3904787826476119, ('1.97-0.02', 0): -0.75362546054472002, ('2.89-0.03', 1): -1.4504854899971416, ('2.12-0.01', 1): -0.93184475045270243, ('1.760.01', 2): -0.19996105672099546, ('2.8-0.05', 0): -1.9762439829059635, ('2.93-0.06', 0): -1.3474265398654639, ('2.050.01', 0): -0.16444575223639932, ('1.48-0.0', 0): -0.31922926272167162, ('1.490.01', 1): -0.12223588884893909, ('1.85-0.0', 0): -0.67747782589350247, ('2.19-0.03', 0): -1.1950134199988496, ('2.69-0.02', 1): -1.4235499399764586, ('2.83-0.04', 2): -1.4133023863428851, ('2.48-0.03', 1): -1.2169911822900052, ('2.16-0.03', 1): -0.97330840502704108, ('2.47-0.0', 2): -0.73690941691232836, ('1.950.0', 1): -0.27010851699662092, ('2.81-0.05', 0): -1.8662226530687041, ('2.35-0.04', 2): -1.3084930507659907, ('2.53-0.04', 1): -1.7547556655909631, ('2.34-0.03', 0): -1.374870440005626, ('2.7-0.07', 2): -0.90657316155070899, ('2.31-0.01', 1): -1.3082388103393501, ('2.6-0.06', 0): -0.97784132547505109, ('2.7-0.01', 2): -0.47223525227479907, ('2.62-0.05', 1): -1.6622839205014777, ('2.75-0.01', 0): -0.38965329004652111, ('1.31-0.0', 2): -0.2035790991564721, ('2.050.0', 1): -0.22620039528665264, ('1.770.0', 0): -0.59612793620645199, ('2.41-0.04', 2): -1.3378359636115056, ('1.94-0.02', 0): -0.71538489877503253, ('2.310.0', 2): -0.5764106569865346, ('2.38-0.04', 0): -1.3900206974549063, ('2.33-0.04', 1): -1.0877790483020551, ('2.05-0.02', 0): -0.95418269113292975, ('1.660.01', 2): -0.20914464438036623, ('2.63-0.01', 2): -0.23934004122017749, ('2.89-0.01', 0): -0.77962086539899278, ('2.08-0.03', 1): -0.8878451073911231, ('2.14-0.03', 2): -0.96834958362264312, ('1.850.01', 0): -0.22082758634117106, ('1.95-0.01', 0): -0.89400564350996903, ('2.68-0.01', 0): -0.77838416648719344, ('1.79-0.0', 1): -0.65939387409527783, ('1.79-0.02', 2): -0.66592283104887018, ('1.79-0.02', 1): -0.65843196694650674, ('1.66-0.0', 0): -0.32769813908366313, ('2.88-0.03', 0): -1.4959903330866025, ('1.16-0.0', 0): -0.095022724495196415, ('2.99-0.08', 1): 0.0, ('2.76-0.05', 0): -1.8701138475500561, ('2.17-0.02', 0): -1.168555643660026, ('2.25-0.03', 0): -1.1383921410096149, ('2.91-0.08', 1): -0.99631001641866279, ('1.85-0.02', 1): -0.57820071246496185, ('1.58-0.0', 0): -0.42648683534201554, ('1.720.0', 0): -0.31170180028453776, ('1.32-0.0', 2): -0.1718368672199079, ('1.570.01', 0): -0.12242069542144017, ('2.77-0.05', 1): -<text:soft-page-break/>2.0357691075550539, ('1.840.0', 0): -0.13427056153372327, ('1.310.01', 2): -0.047392039972613716, ('2.64-0.02', 0): -1.5095279390315195, ('2.350.0', 0): -0.42608826521719906, ('2.73-0.05', 0): -1.8636527293910889, ('2.72-0.04', 2): -1.4203592590856224, ('1.19-0.0', 2): -0.13473579565228458, ('1.320.0', 2): -0.074001812326550509, ('2.360.0', 1): -0.40710641851385082, ('2.27-0.02', 2): -0.86250307299350759, ('2.46-0.01', 2): -1.2242247067709382, ('2.07-0.02', 0): -1.016268006438148, ('1.81-0.02', 0): -0.5767353364874076, ('2.21-0.03', 1): -1.094626866487409, ('1.34-0.01', 2): -0.22431692152491539, ('2.33-0.03', 1): -1.2070021971925842, ('2.97-0.04', 0): -0.88574798964880919, ('2.63-0.06', 0): -1.2113844731228456, ('2.55-0.02', 0): -1.4775615224046075, ('2.3-0.02', 1): -0.75202821276904863, ('2.92-0.03', 0): -1.1049257041982603, ('2.2-0.0', 0): -0.37927800282226248, ('2.94-0.01', 1): -0.55266132828742776, ('1.39-0.0', 1): -0.26951995126022604, ('2.31-0.02', 2): -1.1480066070209693, ('1.58-0.0', 1): -0.42877321532080681, ('2.62-0.06',</text:p>
      <text:p text:style-name="Standard"><text:s/>2): -1.4214211595716617, ('1.21-0.0', 2): -0.17707323535371755, ('1.14-0.0', 1): -0.013799235198526633, ('2.39-0.0', 1): -0.34047001179227632, ('1.690.0', 0): -0.32559726481545104, ('1.690.01', 2): -0.14049339333989316, ('1.76-0.02', 1): -0.6163286787778024, ('2.99-0.07', 1): 0.0, ('2.22-0.01', 1): -1.2956486040818649, ('2.12-0.0', 1): -0.37865082135875378, ('2.15-0.02', 0): -0.97526202193341049, ('2.78-0.06', 0): -1.7787654610921262, ('2.96-0.03', 1): -0.78073586336620304, ('1.730.0', 0): -0.5253163999975291, ('2.33-0.03', 0): -1.2273852872452715, ('1.430.01', 1): -0.090537481264441541, ('2.86-0.07', 2): -1.5587940711230113, ('1.930.0', 0): -0.13495881497875958, ('2.32-0.03', 1): -1.3405507842414406, ('1.86-0.0', 0): -0.84776244314913496, ('2.19-0.01', 1): -1.1742269569358772, ('1.70.01', 0): -0.19041258709988076, ('2.370.0', 0): -0.65656943466627216, ('2.66-0.05', 0): -1.7884111192651888, ('2.65-0.05', 0): -1.8447257903305903, ('2.98-0.05', 0): 0.0, ('1.340.0', 0): -0.24152893659070238, ('1.45-0.0', 1): -0.32598575813238079, ('2.39-0.04', 1): -1.3077901103133205, ('2.45-0.03', 2): -1.2234478256272823, ('2.92-0.08', 2): -1.0587882340239851, ('2.7-0.03', 1): -1.6233888088023996, ('2.16-0.01', 0): -1.2318167322050408, ('2.18-0.0', 0): -0.3260489394366225, ('2.99-0.05', 1): 0, ('2.32-0.0', 0): -0.35027175806750299, ('1.860.0', 0): -0.40379463770142593, ('1.010.0', 1): -0.036821362587437435, ('2.82-0.01', 2): -0.49873780866462514, ('1.890.0', 1): -0.34874594605624376, ('2.50.0', 1): -0.616446936160162, ('1.670.0', 2): -0.49919413589986256, ('2.95-0.05', 0): -0.64044840068460784, ('2.31-0.0', 1): -0.54573948017858687, ('1.96-0.01', 2): -0.65623677711965933, ('1.48-0.01', 1): -0.34188370574212923, ('2.67-0.07', 0): -0.75590640118021957, ('2.9-0.06', 0): -1.6255343662746853, ('2.32-0.04', 1): -1.1171600736540237, ('1.92-0.01', 0): -0.83059060382235228, ('1.00.0', 2): -0.029097237048163849, ('2.56-0.02', 2): -1.5536876751208326, ('1.66-0.01', 1): -0.50363437091743235, ('2.99-0.04', 2): 0.0, ('2.22-0.02', 2): -1.1045965361662178, ('2.57-0.0', 0): -0.39521821922058653, ('2.59-0.05', 1): -1.6889988468392245, ('1.540.01', 1): -0.11420674236161005, ('1.97-0.0', 1): -0.74104086687186999, ('1.480.01', 0): -0.13444139763206922, ('2.29-0.02', 0): -1.1478108559235662, ('2.59-0.0', 0): -0.90003972302681456, ('1.820.0', 2): -0.35271605873107259, ('2.26-0.01', 2): -1.2202057244204041, ('2.77-0.01', 0): -1.1152012561778097, ('1.380.0', 2): -0.11258142600234203, ('2.96-0.01', 1): -0.76036241422718953, ('2.64-0.06', 1): -1.3998385709687113, ('2.67-0.0', 1): -0.46439402856840439, ('2.94-0.07', 0): -1.0425472276852208, ('1.69-0.01', 2): -0.49661120015347715, ('1.95-0.0', 0): -0.93090139963722596, ('2.71-0.07', 0): -1.0297486500944091, ('2.36-0.04', 1): -1.230167724577891, ('1.610.01', 2): -0.16440449444998137, ('1.84-0.02', 1): -0.6620314603876698, ('2.37-0.05', 0): -0.85098434366890208, ('2.49-0.02', 1): -1.4611299975495451, ('2.92-0.07', 1): -1.0731232760405232, ('2.43-0.03', 1): -1.4207962120258608, ('2.47-0.01', 1): -1.3621518179973229, ('1.54-0.0', 2): -0.27951780279582239, ('2.97-0.02', 2): -0.8467346505272012, ('2.34-0.04', 0): -<text:soft-page-break/>1.2827737095707779, ('2.94-0.04', 2): -1.0951708809499596, ('1.4-0.01', 2): -0.31328603316784814, ('1.33-0.01', 2): -0.18270984205445015, ('1.590.0', 1): -0.47293829843224122, ('1.62-0.0', 2): -0.49185859665331771, ('2.98-0.09', 0): 0.0, ('1.0-0.0', 2): -0.02248414703563394, ('1.320.0', 1): -0.043050051944144657, ('1.960.0', 1): -0.17164613405225451, ('2.85-0.07', 1): -1.5678190983598648, ('1.550.01', 0): -0.14525631247306542, ('2.89-0.01', 1): -1.2700307808562228, ('2.99-0.03', 0): 0.0, ('2.82-0.06', 1): -1.8213313288629771, ('2.8-0.07', 0): -1.5548573974045936, ('2.05-0.0', 1): -0.62036701262273475, ('1.990.0', 0): -0.15725199542287413, ('2.92-0.05', 2): -1.1199151251433657, ('1.87-0.02', 1): -0.72411380833939121, ('2.21-0.02', 2): -0.95742505062680217, ('1.47-0.01', 1): -0.32181240999783572, ('1.490.0', 0): -0.38711979331076485, ('1.91-0.02', 2): -0.67324263017125474, ('2.48-0.05', 1): -1.0962298972423539, ('2.16-0.01', 1): -1.150179146580306, ('1.620.0', 2): -0.49072246709524653, ('2.3-0.03', 2): -1.1987159837375776, ('2.81-0.03', 0): -1.6302968801520032, ('2.53-0.06', 1): -0.59922149233787425, ('2.48-0.05', 0): -1.1276598600923031, ('2.31-0.03', 1): -1.345878623376628, ('2.6-0.04', 0): -1.5672201229479259, ('2.75-0.03', 0): -1.6983269528152751, ('1.320.01', 0): -0.083181254391546028, ('2.79-0.04', 0): -1.0072307616556568, ('1.68-0.02', 0): -0.226187183548124, ('1.38-0.0', 0): -0.2349823173038259, ('2.38-0.02', 0): -1.5177326298262472, ('2.06-0.02', 0): -0.95472796561701423, ('2.4-0.01', 1): -1.2868286457158205, ('2.5-0.02', 2): -1.6675340341115725, ('1.86-0.01', 1): -0.77314021054874649, ('1.99-0.02', 0): -0.9327630900237972, ('1.98-0.02', 2): -0.92457760251417553, ('1.90.01', 0): -0.16550377821069298, ('2.74-0.05', 0): -2.0097977254025658, ('1.94-0.0', 0): -0.71904983652616805, ('2.080.01', 0): -0.37562818759548, ('2.89-0.06', 1): -1.581794306375949, ('1.270.0', 1): -0.18569439090782142, ('1.84-0.01', 2): -0.65378672705976659, ('1.880.01', 1): -0.237172439063456, ('1.390.0', 0): -0.23204683312544722, ('2.32-0.02', 2): -1.2352580123355459, ('2.49-0.01', 2): -0.88612849811486483, ('2.61-0.02', 0): -1.469131483782105, ('1.660.0', 0): -0.33594508360376851, ('2.76-0.07', 0): -1.3661181938669167, ('2.17-0.04', 0): -0.29634562774408457, ('1.73-0.02', 0): -0.49076395641121451, ('2.67-0.03', 1): -1.5105098976572287, ('2.54-0.05', 2): -1.3831610390033715, ('2.04-0.02', 1): -0.83865261561691484, ('1.590.01', 2): -0.13558960635306599, ('2.71-0.07', 1): -1.1232414867532463, ('1.450.01', 2): -0.08283221352146164, ('1.210.0', 2): -0.14657478627402978, ('2.040.01', 2): -0.35018650761323006, ('1.75-0.0', 2): -0.41106476907669476, ('2.53-0.01', 1): -1.0255940462336106, ('2.73-0.03', 0): -1.621332449855347, ('2.13-0.04', 1): -0.2880060651164888, ('2.250.0', 2): -0.53977282274375926, ('1.83-0.0', 0): -0.81097989044518992, ('2.55-0.0', 2): -0.50741878647303551, ('2.56-0.0', 0): -0.51581569060684673, ('2.33-0.01', 1): -0.97689158602623594, ('2.97-0.06', 0): -0.43814384376252558, ('2.63-0.04', 0): -1.5999464545470792, ('1.59-0.0', 2): -0.43437708327149743, ('2.49-0.04', 2): -1.6039871369351273, ('1.51-0.0', 0): -0.31473923077346067, ('2.92-0.01', 0): -1.3094154876755097, ('1.450.0', 2): -0.278300926162662, ('3.0-0.07', 2): 0.0, ('1.870.0', 1): -0.13836893166656455, ('2.94-0.03', 1): -0.95507879635612292, ('2.72-0.03', 1): -1.7432485055743454, ('2.86-0.01', 0): -1.2294400059146759, ('1.5-0.01', 2): -0.38569905806343907, ('2.88-0.04', 2): -1.4290950145341952, ('1.55-0.01', 2): -0.40753364655150537, ('2.57-0.02', 1): -1.3856744000795989, ('2.45-0.02', 2): -1.2211584103069812, ('1.9-0.02', 1): -0.76078949236344695, ('2.48-0.0', 2): -0.38197046854661448, ('2.96-0.06', 2): -0.82852991424669464, ('2.63-0.0', 2): -0.84527789673561837, ('2.22-0.03', 1): -1.2474638110344343, ('1.44-0.01', 1): -0.29060290763106433, ('2.320.0', 2): -0.54397962758859464, ('1.41-0.0', 0): -0.25681166272400435, ('1.290.0', 0): -0.094867984999984376, ('1.810.0', 2): -0.1421957453588458, ('1.60.01', 2): -0.12092600526065342, ('2.89-0.05', 2): -1.4433846935663193, ('1.220.0', 1): -0.13411307813569934, ('2.30.0', 2): -0.38880214449680311, ('2.93-0.04', 1): -1.239878906350788, ('2.75-0.02', 0): -1.1772356876521952, ('2.34-0.0', 0): -0.42670699102722748, ('2.51-0.05', 2): -1.2393910831113359, ('1.180.0', 2): -0.11107642333890977, ('2.0-0.0', 2): -0.745630827643324, ('1.650.01', 0): -0.15927905199323514, <text:soft-page-break/>('2.66-0.0', 1): -0.86257279127858233, ('1.920.0', 0): -0.45735161190974943, ('2.98-0.07', 0): 0.0, ('1.970.0', 1): -0.25662391682108537, ('2.48-0.01', 0): -0.67002973976490665, ('2.11-0.0', 2): -0.428464806273407, ('2.81-0.07', 1): -1.2339928829921636, ('2.43-0.02', 2): -1.3646203652735047, ('1.04-0.0', 2): -0.034329326210806546, ('2.53-0.02', 2): -1.5175222758084406, ('2.7-0.05', 1): -1.8288139419691811, ('2.79-0.07', 0): -1.452136896070795, ('1.83-0.02', 0): -0.75304285411066785, ('1.520.0', 2): -0.41070574525363968, ('1.250.0', 2): -0.1710968029750875, ('2.2-0.03', 0): -1.2348913202935914, ('2.020.01', 0): -0.16452575621759369, ('2.57-0.05', 1): -1.4892502207521079, ('2.040.0', 2): -0.35104981261777252, ('1.64-0.01', 0): -0.41384379651307079, ('2.340.0', 2): -0.70160732343744947, ('1.390.01', 1): -0.055815379176906314, ('2.84-0.02', 0): -0.85771391205145053, ('2.95-0.03', 0): -0.70531477621548544, ('1.460.0', 2): -0.3538186751798435, ('1.71-0.02', 1): -0.40801743200574014, ('1.410.0', 0): -0.16329411093904697, ('2.38-0.03', 0): -1.4813785918634859, ('2.67-0.05', 0): -1.8472339010634631, ('1.910.0', 2): -0.35518671760672982, ('1.560.01', 2): -0.1390567627334249, ('2.04-0.0', 0): -0.97028032590672242, ('2.9-0.04', 0): -1.3484830663765472, ('1.92-0.03', 0): -0.41047274002587386, ('2.280.0', 0): -0.63338495490970825, ('1.9-0.01', 2): -0.66512311635018495, ('2.36-0.0', 2): -0.44417742927586368, ('1.56-0.0', 0): -0.38097589426344591, ('2.13-0.02', 0): -1.1120165066019871, ('2.23-0.03', 0): -1.1880771407160498, ('2.25-0.01', 1): -1.3128386647043551, ('2.5-0.01', 1): -0.99513704721865581, ('1.39-0.01', 2): -0.27653692411415087, ('2.230.0', 1): -0.26761542100486474, ('2.59-0.03', 1): -1.4895801268235211, ('2.29-0.04', 0): -1.0469893939869499, ('2.46-0.04', 1): -1.5564310683262343, ('2.080.0', 0): -0.18175131672279426, ('1.96-0.0', 0): -0.54119200005627022, ('1.060.0', 1): -0.047597949325260749, ('2.64-0.04', 1): -1.6401998365010546, ('1.1-0.0', 2): -0.066590001966875562, ('1.70.0', 1): -0.52099132927442515, ('2.08-0.0', 1): -0.49536333617945294, ('2.29-0.0', 1): -0.33117108504532505, ('1.75-0.02', 1): -0.43318907698423237, ('2.46-0.03', 1): -1.3813341089557396, ('1.590.01', 1): -0.14963024969135238, ('2.54-0.06', 1): -0.34126157772125087, ('1.840.0', 2): -0.19699660990871715,</text:p>
      <text:p text:style-name="Standard"><text:s/>('2.86-0.02', 2): -0.91981416700433549, ('2.97-0.02', 1): -0.55704045867620511, ('1.090.0', 1): -0.071781509067748273, ('2.6-0.0', 0): -0.44161879423165318, ('2.37-0.03', 0): -1.2802213980297592, ('2.92-0.05', 1): -1.1168344874754712, ('1.72-0.02', 0): -0.37412453933035783, ('2.43-0.05', 1): -1.1805945932793143, ('1.730.01', 2): -0.19954076781019806, ('2.240.0', 2): -0.3680445225709052, ('2.7-0.06', 2): -1.6667136240346954, ('2.18-0.04', 2): -0.5117158573140288, ('2.71-0.07', 2): -1.0065511873396809, ('2.7-0.01', 0): -0.48490235748895644, ('1.99-0.03', 0): -0.55127144533493, ('2.04-0.03', 2): -0.88176031869534111, ('1.50.01', 0): -0.094305601720079943, ('2.090.01', 1): -0.54192559279550956, ('2.41-0.05', 2): -1.0898123167701839, ('1.61-0.0', 1): -0.47532323401015175, ('2.85-0.05', 1): -1.6137550406206389, ('2.57-0.06', 2): -0.61873027339369679, ('2.52-0.06', 2): -0.727718584866753, ('2.99-0.01', 0): 0.0, ('2.28-0.04', 0): -1.0366592084225019, ('2.82-0.04', 1): -1.021001732765773, ('2.8-0.01', 0): -1.1528325149373451, ('2.93-0.02', 0): -0.40817821196453558, ('1.07-0.0', 0): -0.045489383305738679, ('2.10.01', 2): -0.40746085852429292, ('1.670.01', 2): -0.18140830047299897, ('2.02-0.02', 2): -0.9799460002838779, ('1.71-0.01', 2): -0.61713924031465162, ('1.98-0.03', 2): -0.75305463888858104, ('2.47-0.03', 1): -1.5025972671506402, ('1.89-0.03', 0): -0.15650460426868679, ('2.14-0.02', 1): -1.1233815681286043, ('2.5-0.0', 2): -0.45160464518364329, ('2.58-0.04', 1): -1.7266654389841052, ('1.79-0.01', 2): -0.65263252979081487, ('2.94-0.02', 2): -0.82470539017943656, ('1.12-0.0', 1): -0.10070553815749597, ('2.6-0.02', 0): -1.5040635235579671, ('1.30.0', 0): -0.18512576387123902, ('2.65-0.03', 1): -1.7179142069568407, ('2.49-0.05', 2): -1.3711393901010369, ('2.08-0.01', 0): -0.8758675534388356, ('2.79-0.06', 0): -1.8609361948499845, ('1.76-0.01', 2): -0.50726181890391864, ('1.3-0.01', 1): -0.11795098631280651, ('2.25-0.0', 2): -<text:soft-page-break/>0.5107981285940193, ('1.08-0.0', 0): -0.0019288341153331319, ('2.1-0.02', 0): -0.92668178211294538, ('1.520.01', 2): -0.13755111836303843, ('2.34-0.03', 2): -1.3813610104855778, ('2.4-0.03', 1): -1.3512792576408852, ('2.72-0.02', 1): -1.4090362070138478, ('1.940.01', 2): -0.29075472651620538, ('1.23-0.0', 2): -0.084089982055135556, ('1.35-0.0', 2): -0.20030698045480971, ('2.74-0.03', 0): -1.9326639559485397, ('2.68-0.05', 0): -1.9390942582129167, ('2.41-0.02', 0): -1.4708740390365569, ('2.85-0.02', 1): -0.51141033177939033, ('1.34-0.01', 0): -0.20583400265972793, ('2.89-0.04', 1): -1.3967615266189701, ('2.12-0.02', 1): -0.9689890082881949, ('1.680.0', 2): -0.53685410577307302, ('2.82-0.03', 1): -1.6282826503009924, ('2.060.01', 0): -0.32759230345284651, ('1.36-0.01', 0): -0.23618289318423447, ('2.76-0.01', 0): -1.1702826784249809, ('1.8-0.0', 0): -0.78550328096764532, ('2.84-0.08', 1): -0.47955718947556447, ('2.64-0.0', 1): -0.98733267554411619, ('2.67-0.01', 1): -0.47891924257958174, ('2.47-0.04', 1): -1.5655989639559742, ('2.03-0.01', 0): -0.81694326523246619, ('1.53-0.01', 1): -0.41325604029896323, ('2.88-0.05', 2): -1.3425268409681932, ('2.9-0.08', 1): -0.99562335223193055, ('1.680.01', 1): -0.16388196947736644, ('1.830.01', 2): -0.22243470514613431, ('2.53-0.03', 1): -1.3839302013653456, ('2.73-0.01', 0): -1.0592419961479487, ('2.030.01', 1): -0.32111528739931455, ('1.26-0.0', 2): -0.11257273615017652, ('2.44-0.02', 2): -1.6119027583654066, ('1.40.01', 0): -0.085599834681605758, ('2.75-0.04', 2): -1.2727280516733421, ('1.38-0.0', 2): -0.22464011441216142, ('1.65-0.01', 1): -0.44740429557676542, ('1.040.0', 2): -0.044476234339381644, ('2.46-0.05', 2): -1.2862915557886261, ('2.11-0.02', 1): -1.0754951478276589, ('2.45-0.05', 0): -0.97687676072374274, ('1.370.0', 2): -0.27935316311049596, ('2.44-0.05', 1): -1.1366282193221451, ('1.4-0.01', 0): -0.24317210995219793, ('1.77-0.01', 0): -0.64919791150305683, ('2.63-0.02', 0): -1.5403241393780429, ('2.55-0.06', 0): -0.92452471524368618, ('2.23-0.04', 1): -0.92359917434967354, ('1.20.0', 1): -0.057906687310557689, ('2.94-0.05', 1): -1.073263801575159, ('2.62-0.02', 2): -1.8067655062387231, ('2.36-0.02', 0): -0.83622014737397632, ('2.40.0', 1): -0.68482947634360214, ('2.1-0.02', 1): -1.0786019975910541, ('2.13-0.0', 0): -0.62971375357272419, ('2.61-0.05', 2): -1.7339799516516017, ('1.8-0.02', 1): -0.68687586353071806, ('1.85-0.01', 1): -0.62088855345741634, ('2.96-0.07', 1): -0.83336401719085162, ('1.46-0.01', 0): -0.28860563503720466, ('2.15-0.0', 2): -0.35822103869847294, ('2.63-0.04', 1): -1.5982360450501867, ('2.85-0.01', 2): -0.51552830091623392, ('2.86-0.03', 2): -1.6590697689567071, ('2.64-0.05', 2): -1.8509277608930399, ('2.12-0.01', 2): -0.92711030787150328, ('2.86-0.01', 1): -1.192055926412108, ('2.69-0.06', 2): -1.4420827205924367, ('2.8-0.05', 1): -1.935287171688578, ('2.93-0.06', 1): -1.3308980750024344, ('2.050.01', 1): -0.35413605741367699, ('1.48-0.0', 1): -0.32294726013245945, ('2.190.0', 2): -0.40015548660076067, ('2.00.01', 2): -0.41462721116076173, ('1.490.01', 0): -0.11798852169636102, ('2.35-0.0', 0): -0.19540348846456479, ('2.98-0.01', 0): 0.0, ('2.69-0.02', 0): -1.3666374981177281, ('2.1-0.0', 1): -0.78352479466858893, ('2.97-0.03', 2): -1.2918858164654412, ('2.48-0.03', 0): -1.2191293120591438, ('2.23-0.0', 0): -0.19984699862439562, ('2.14-0.0', 0): -0.38768193119931421, ('2.3-0.01', 1): -1.0015673671183187, ('2.92-0.04', 2): -1.1727250187665956, ('2.150.0', 1): -0.25371337551590917, ('2.87-0.06', 0): -1.7447483387438314, ('2.31-0.01', 0): -1.2961576235867551, ('2.62-0.05', 0): -1.7642005578826467, ('2.02-0.0', 1): -0.57270243690228351, ('1.770.0', 1): -0.6021206334308149, ('2.41-0.04', 1): -1.4688513611417555, ('1.94-0.02', 1): -0.86571165162792074, ('2.2-0.01', 0): -1.1725413958711068, ('2.85-0.04', 2): -1.181874525226885, ('2.310.0', 1): -0.67516959610971494, ('2.33-0.04', 2): -1.0847977121828762, ('2.210.0', 0): -0.32166681579101442, ('2.82-0.05', 2): -1.6479541731371599, ('2.58-0.0', 2): -1.0834866776171779, ('2.84-0.04', 0): -1.2940042710809361, ('2.08-0.03', 0): -0.89938430970268901, ('2.78-0.03', 2): -1.841451875663658, ('2.110.01', 0): -0.44816896311403343, ('2.91-0.06', 0): -<text:soft-page-break/>1.3693942118333728, ('1.95-0.01', 1): -0.83790555745468098, ('1.87-0.01', 2): -0.64470227257220736, ('1.79-0.0', 2): -0.65383401041574707, ('1.880.0', 0): -0.28666062403610915, ('2.47-0.02', 2): -1.6506750972692417, ('1.66-0.0', 1): -0.31775534372859021, ('1.870.01', 1): -0.26699542766043821, ('2.9-0.02', 0): -0.40434270354335911, ('2.99-0.08', 2): 0.0, ('2.76-0.05', 1): -1.7611314131545015, ('2.17-0.02', 1): -1.132314741857865, ('1.940.0', 2): -0.31944932546560284, ('2.23-0.01', 0): -1.1829924493483446, ('2.25-0.03', 1): -1.2993804888127398, ('2.91-0.08', 2): -1.0390693236541526, ('2.35-0.03', 2): -1.41984723809973, ('1.85-0.02', 2): -0.77733618096300161, ('1.650.0', 1): -0.50383461630917237, ('2.260.0', 0): -0.27485564210597158, ('2.44-0.03', 2): -1.5544715822906743, ('2.77-0.05', 0): -1.9862272508971737, ('1.09-0.0', 2): -0.084030207382955621, ('2.64-0.02', 1): -1.5006852702353983, ('2.77-0.07', 0): -1.5141427558619136, ('2.4-0.02', 2): -1.3505548107747227, ('1.86-0.02', 2): -0.79810007125741023, ('2.42-0.0', 2): -0.44584679183540155, ('2.02-0.03', 2): -0.69224847404726253, ('2.46-0.01', 1): -1.2202418663018626, ('1.74-0.0', 2): -0.70206274369820498, ('1.41-0.01', 0): -0.24880237939273631, ('2.21-0.03', 2): -1.1023845854687866, ('1.32-0.01', 0): -0.046525007252811952, ('1.88-0.01', 1): -0.76599380480324097, ('2.97-0.04', 1): -0.90843362349973389, ('2.37-0.01', 0): -1.2889828327996657, ('1.420.0', 0): -0.2573791157355339, ('2.3-0.02', 2): -0.73423668980387691, ('2.92-0.03', 1): -1.2389218405955424, ('2.42-0.04', 0): -1.3737344116236965, ('2.2-0.0', 1): -0.30849329249567176, ('1.490.0', 2): -0.3829453661355135, ('1.63-0.01', 2): -0.4951059909221574, ('1.81-0.0', 2): -0.47389126756061012, ('2.170.0', 0): -0.20812670093967819, ('1.39-0.0', 2): -0.30065768755891903, ('2.76-0.01', 1): -0.48108463247309941, ('2.71-0.01', 2): -0.91475002073196854, ('2.96-0.09', 0): -0.36612322922524559, ('1.14-0.0', 0): -0.014005724123733706, ('2.39-0.0', 0): -0.44400811399452422, ('1.310.0', 0): -0.22533025144100605, ('1.690.01', 1): -0.13989698940006859, ('1.87-0.0', 2): -0.49569654197851792, ('2.130.01', 2): -0.43494278156616212, ('1.66-0.02', 1): -0.2462091400777256, ('2.99-0.07', 0): 0.0, ('2.28-0.02', 0): -1.0527836589221484, ('2.8-0.03', 0): -1.8938747542937338, ('2.22-0.01', 0): -1.2832385741637298, ('2.12-0.0', 2): -0.38485715737759069, ('2.15-0.02', 1): -0.99810400300515312, ('2.25-0.04', 1): -1.026300215079484, ('1.67-0.0', 2): -0.52540930260616658, ('1.730.0', 1): -0.51381064607716231, ('2.26-0.04', 0): -0.99220548536092146, ('1.430.01', 0): -0.094621370486228568, ('2.430.0', 0): -0.73159990438525235, ('1.58-0.01', 2): -0.45897397677628998, ('1.67-0.01', 0): -0.55461234716522811, ('2.32-0.03', 2): -1.3817865882707374, ('2.64-0.0', 0): -0.46226125141716495, ('1.86-0.0', 1): -0.85374874046154803, ('2.18-0.01', 2): -0.96911420172404905, ('1.70.01', 1): -0.19021471545556687, ('2.62-0.03', 1): -1.5690921949931111, ('2.35-0.04', 1): -1.2851635480046821, ('2.51-0.02', 2): -1.3199157490103814, ('2.98-0.05', 1): 0.0, ('1.45-0.0', 0): -0.30184811675562778, ('2.98-0.06', 2): 0.0, ('2.92-0.08', 1): -0.96025118488606342, ('1.15-0.0', 2): -0.12137802303736481, ('2.7-0.03', 0): -1.5859935030246179, ('1.80.01', 1): -0.19874341306979518, ('1.91-0.01', 0): -0.76577281899634386, ('2.18-0.0', 1): -0.36269739413871205, ('1.530.0', 2): -0.37869100580109877, ('2.75-0.05', 2): -1.8377688807755219, ('2.78-0.04', 1): -1.0601475615990659, ('1.860.0', 1): -0.4250865394749257, ('1.010.0', 0): -0.025651470909976336, ('2.74-0.01', 0): -1.0904420340409082, ('2.89-0.02', 1): -0.75045003474737448, ('2.82-0.01', 1): -0.497758275621002, ('1.890.0', 0): -0.34316562223917929, ('2.93-0.07', 2): -0.96408098453991586,</text:p>
      <text:p text:style-name="Standard"><text:s/>('1.670.0', 1): -0.51318725763693585, ('2.68-0.0', 2): -0.67587370963451054, ('2.76-0.03', 0): -1.6934272994598032, ('2.22-0.0', 2): -0.49264805189776839, ('1.63-0.02', 1): -0.070681115052911359, ('2.31-0.0', 0): -0.50294836258649778, ('1.48-0.01', 2): -0.37579423439816373, ('2.67-0.07', 1): -0.87992752007361441, ('2.03-0.03', 0): -0.76764183775478356, ('1.7-0.0', 0): -0.55145892002314734, ('1.280.0', 0): -<text:soft-page-break/>0.19686524628739871, ('2.15-0.0', 0): -0.38618459392510784, ('2.9-0.06', 1): -1.6342788680191014, ('2.32-0.04', 0): -1.23332123800722, ('2.61-0.04', 2): -1.716045271999705, ('1.470.0', 1): -0.29801340520472436, ('1.66-0.01', 2): -0.49957240829685112, ('2.54-0.05', 1): -1.3922687839989765, ('2.53-0.05', 1): -1.5076635440533346, ('1.280.01', 0): -0.042225145352355296, ('2.59-0.05', 0): -1.6413987832448083, ('1.97-0.0', 2): -0.7224522478347073, ('1.480.01', 1): -0.099865090405746967, ('1.96-0.01', 1): -0.64803401532494376, ('2.79-0.03', 2): -1.5086297676106131, ('2.01-0.02', 2): -0.90147349061507576, ('1.380.0', 1): -0.11614953665341862, ('2.66-0.0', 2): -0.41037709978058684, ('2.55-0.04', 0): -1.6985845831038604, ('1.760.0', 2): -0.50874989840591223, ('2.94-0.07', 1): -0.9665843906117989, ('1.69-0.01', 1): -0.52573425742649516, ('2.68-0.02', 2): -1.7639167088464272, ('1.980.01', 0): -0.33153139627553124, ('1.95-0.0', 1): -0.9551656073417889, ('2.36-0.04', 0): -1.2027422419374625, ('1.3-0.0', 0): -0.23406569254929571, ('2.31-0.04', 2): -1.2662414197890068, ('1.84-0.02', 0): -0.66272177123189524, ('2.49-0.02', 0): -1.5082092204798556, ('1.17-0.0', 2): -0.032048406226422063, ('2.43-0.03', 2): -1.4217013733615202, ('2.17-0.03', 2): -1.0488647582808834, ('2.25-0.02', 2): -1.0755203783324747, ('2.04-0.01', 1): -1.0991379609721181, ('2.96-0.05', 1): -1.0604178357018266, ('1.590.0', 2): -0.46363220712048292, ('1.82-0.0', 0): -0.68373507631009378, ('1.960.0', 0): -0.1354874340364341, ('1.24-0.0', 2): -0.19223151463281885, ('1.550.01', 1): -0.15040291792770155, ('2.89-0.01', 2): -1.2181563113237999, ('2.73-0.06', 2): -1.7790648716050805, ('2.59-0.04', 0): -1.840254712424668, ('2.15-0.04', 1): -0.20044838199068177, ('2.05-0.0', 2): -0.60465742932336719, ('2.87-0.04', 0): -1.6143662845531035, ('2.54-0.0', 1): -0.38354102805248419, ('2.78-0.02', 2): -0.91188630375339841, ('2.290.0', 0): -0.35642785987171693, ('2.07-0.01', 2): -1.0408991744284766, ('1.830.0', 0): -0.37174982984733212, ('2.060.0', 1): -0.22987961206359997, ('2.21-0.02', 1): -0.94767273505354477, ('1.47-0.01', 0): -0.35203452398052321, ('2.98-0.03', 0): 0.0, ('2.39-0.02', 1): -0.980091951245047, ('2.16-0.01', 2): -1.2118175339952917, ('2.3-0.03', 1): -1.2168008115194155, ('2.58-0.02', 0): -1.4853915370067075, ('2.45-0.05', 1): -0.97324042482949458, ('1.92-0.0', 2): -0.91390337012203071, ('2.31-0.03', 0): -1.1993184351549939, ('2.66-0.01', 2): -0.40338709447807181, ('2.81-0.07', 2): -1.3312083692850456, ('2.79-0.04', 1): -1.0168535660422668, ('1.430.0', 1): -0.30390229551465975, ('1.38-0.01', 1): -0.18979396594976941, ('2.06-0.02', 1): -0.87331749501529776, ('2.250.0', 1): -0.5586480674488391, ('2.84-0.06', 0): -1.7972672013874531, ('1.490.0', 1): -0.34739475279004883, ('2.96-0.02', 1): -0.80505869942589769, ('1.90.01', 1): -0.28106723408995299, ('2.91-0.04', 0): -1.50243645262445, ('2.74-0.05', 1): -1.9702029808591963, ('1.10.0', 1): -0.063290251388698204, ('2.0-0.01', 0): -0.78954660009305933, ('1.080.0', 0): -0.0097837378177509978, ('2.86-0.08', 0): -0.89272169191881035, ('2.89-0.06', 0): -1.6521409961423397, ('1.270.0', 0): -0.16175312255250254, ('1.75-0.01', 2): -0.57432702335012342, ('2.16-0.04', 2): -0.67512194586619656, ('2.5-0.04', 0): -1.6523808601596761, ('2.32-0.02', 1): -1.2344307562212802, ('1.660.0', 1): -0.32890463150899324, ('2.54-0.03', 0): -0.95691960761724415, ('2.76-0.07', 1): -1.3409938572690638, ('1.780.01', 2): -0.22381473111557013, ('1.540.01', 0): -0.11832239334645442, ('2.04-0.02', 2): -0.98006576871170548, ('1.65-0.0', 2): -0.55582714833117286, ('2.69-0.05', 2): -1.7498297080507734, ('2.39-0.05', 1): -0.60764503169972284, ('2.83-0.02', 0): -1.0358135225250953, ('2.53-0.01', 0): -0.98909346194772263, ('2.82-0.02', 2): -0.50733447511915208, ('1.77-0.0', 0): -0.71157276505765299, ('1.640.01', 0): -0.17715706979839352, ('1.420.01', 0): -0.12300155609833574, ('2.56-0.0', 1): -0.92416462103729458, ('2.170.01', 2): -0.23474862418353787, ('2.33-0.01', 0): -0.99872761803142607, ('2.97-0.06', 1): -0.48853674041103973, ('1.980.0', 2): -0.41391647158204287, ('2.65-0.02', 0): -1.7978398018248147, ('1.51-0.0', 1): -<text:soft-page-break/>0.31472841639229421, ('2.92-0.01', 1): -1.2839505289508237, ('2.42-0.02', 0): -1.1062550068375623, ('2.57-0.03', 2): -0.93143308664995539, ('2.95-0.06', 2): -0.8456991222173903, ('1.450.0', 1): -0.26992524603945039, ('1.990.01', 0): -0.16466093879793287, ('1.870.0', 0): -0.13690145456854616, ('2.94-0.03', 2): -1.0725675426413304, ('2.020.0', 1): -0.20496163574119514, ('2.72-0.03', 2): -1.8467974048677225, ('2.51-0.03', 2): -1.1830276576041685, ('1.98-0.0', 1): -0.95838007131314207, ('1.33-0.0', 0): -0.25239154305748063, ('2.57-0.02', 2): -1.4664677309570446, ('2.56-0.05', 0): -1.4388681156659546, ('1.9-0.02', 0): -0.73110961999527779, ('2.48-0.0', 1): -0.22596163151247711, ('2.99-0.05', 0): 0.0, ('1.750.0', 2): -0.3208465551249956, ('2.22-0.03', 0): -1.2456281588753031, ('2.79-0.07', 1): -1.4282788740345054, ('1.44-0.01', 2): -0.29391849993918612, ('1.99-0.0', 2): -0.55960415744510839, ('1.43-0.0', 1): -0.31386171381714772, ('2.96-0.01', 2): -1.0431680180075105, ('2.220.01', 2): -0.34317501632156544, ('2.29-0.01', 2): -1.2462123748984202, ('2.11-0.01', 2): -0.9654311714620003, ('1.58-0.0', 2): -0.43437852934422605, ('2.77-0.02', 2): -1.3356463622942003, ('1.60.01', 1): -0.11437483743913994, ('2.66-0.0', 0): -0.68144088478776121, ('2.09-0.03', 0): -0.89387474556358526, ('1.68-0.0', 2): -0.60397363639720336, ('2.24-0.02', 0): -0.89897273945599709, ('2.28-0.0', 2): -0.696862578438185, ('1.73-0.0', 2): -0.58328628482075251, ('1.01-0.0', 2): -0.019971490728020388, ('2.24-0.01', 1): -1.0117804682914844, ('2.94-0.06', 2): -1.0430256792579549, ('1.74-0.02', 0): -0.4819277839986138, ('2.71-0.04', 2): -1.7157645449273595, ('2.72-0.06', 2): -1.5206114131297341, ('1.910.0', 1): -0.29125358932490064, ('2.98-0.07', 1): 0.0, ('1.310.01', 1): -0.050900379028459945, ('2.97-0.01', 1): -0.57093220143910584, ('1.440.01', 1): -0.081179325350141787, ('2.92-0.06', 1): -1.2553476504281491, ('2.43-0.02', 1): -1.3969532068204613, ('1.070.0', 2): -0.057875656345408012, ('1.36-0.0', 1): -0.27985177460210386, ('2.7-0.05', 0): -1.9265142728819258, ('2.9-0.05', 2): -1.3548537891810497, ('1.91-0.03', 0): -0.17477608089222182, ('1.18-0.0', 2): -0.12677878116060737, ('2.96-0.04', 2): -0.94121805385693413, ('2.51-0.0', 2): -0.20956999899729523, ('2.46-0.04', 0): -1.4805016640281383, ('1.520.0', 1): -0.37764236215897151, ('1.6-0.01', 2): -0.47129009677758532, ('2.2-0.03', 1): -1.1709225893278876, ('2.85-0.06', 1): -1.7061999037362958, ('2.57-0.05', 0): -1.4698515423405927, ('2.52-0.03', 0): -1.1401497070118547, ('1.64-0.01', 1): -0.54709651080427046, ('2.82-0.07', 1): -1.5261604484027389, ('2.8-0.06', 2): -1.9080052783320172, ('1.45-0.01', 2): -0.31952453209784121, ('2.56-0.03', 0): -1.3691682215212357, ('2.71-0.0', 1): -0.68179471531348035, ('2.78-0.04', 0): -1.0622298435418154, ('1.71-0.02', 0): -0.41156155376782699, ('1.93-0.02', 2): -0.81764265892257715, ('1.590.01', 0): -0.1480857607921707, ('2.380.0', 1): -0.56686529340400527, ('2.68-0.03', 2): -1.8600378819474324, ('2.67-0.05', 1): -1.8508143770405368, ('2.19-0.02', 2): -1.1342871076338312, ('2.83-0.05', 0): -1.9191795479079099, ('2.39-0.03', 2): -1.2637688453833862, ('2.88-0.01', 2): -0.53013663798832988, ('2.9-0.04', 1): -1.5204329699637975, ('2.89-0.03', 2): -1.4854554664858726, ('1.46-0.01', 1): -0.37283748739513234, ('2.13-0.02', 1): -0.95102868976896437, ('1.50.0', 0): -0.34838345479258503, ('2.23-0.03', 1): -1.2487129431114696, ('2.81-0.01', 0): -0.39676184326953956, ('2.150.0', 0): -0.29448301279379363, ('2.35-0.01', 1): -1.4056431696538485, ('2.59-0.03', 0): -1.4915420317660477, ('2.98-0.08', 1): 0.0, ('1.870.01', 0): -0.16613837085859451, ('1.68-0.01', 2): -0.56656795854212172, ('1.94-0.01', 2): -0.77158950451609931, ('1.570.0', 0): -0.31709216797170481, ('2.44-0.01', 1): -1.4021949690492608, ('1.060.0', 2): -0.058449249685801438, ('1.340.01', 2): -0.059557270237078866, ('2.44-0.0', 2): -0.43860910002515846, ('2.64-0.04', 2): -1.6960362787451519, ('2.87-0.05', 2): -1.5966353225612424, ('2.73-0.07', 2): -1.0978440874882103, ('1.70.0', 2): -0.52729103567085234, ('2.08-0.0', 0): -0.4853322625235732, ('1.570.01', 2): -0.12933138200060962, ('1.99-0.01', 2): -<text:soft-page-break/>0.72453382384395271, ('1.95-0.02', 2): -0.73867186542608343, ('2.74-0.04', 1): -1.4246849431422552, ('1.28-0.0', 2): -0.19573972283071461, ('1.28-0.01', 0): -0.047237882599344201, ('1.7-0.01', 0): -0.46142537853143217, ('1.090.0', 0): -0.061004053671776658, ('1.43-0.01', 2): -0.26702252949877159, ('1.82-0.01', 0): -0.71854374813723376, ('2.61-0.01', 2): -0.63035026694698415, ('2.0-0.02', 2): -0.88924843458894276, ('1.72-0.02', 1): -0.38807141343620843, ('2.76-0.06', 2): -1.8121460912515039, ('1.73-0.01', 2): -0.61383692092123265, ('1.55-0.0', 0): -0.40079416379044053, ('2.67-0.02', 1): -1.4837147496875265, ('2.04-0.03', 1): -0.73764654292537535, ('2.08-0.01', 1): -0.87736034186345269, ('1.50.01', 1): -0.10616841762901101, ('1.890.01', 1): -0.24635277694642607, ('1.61-0.0', 0): -0.46373811334799714, ('2.85-0.05', 2): -1.5802938691228545, ('2.64-0.01', 2): -0.64963844986390662, ('2.62-0.01', 1): -0.73979328779188436, ('2.28-0.04', 1): -1.2017706663330725, ('2.82-0.04', 2): -1.0368771438031836, ('2.8-0.01', 1): -0.95072490820220168, ('2.93-0.02', 1): -1.2695057798409699, ('2.72-0.02', 2): -1.3853431660953552, ('2.10.01', 1): -0.41345052313542008, ('2.27-0.03',</text:p>
      <text:p text:style-name="Standard"><text:s/>0): -1.1454596411068632, ('1.690.0', 2): -0.3428885453357981, ('2.080.0', 2): -0.332328009840276, ('2.21-0.04', 1): -0.70585009008211685, ('2.130.0', 2): -0.33376885593146677, ('2.47-0.03', 2): -1.5237053424608635, ('2.97-0.07', 2): -0.5547925233467017, ('2.55-0.01', 2): -0.54034428784289568, ('1.37-0.0', 0): -0.28938921491610087, ('2.14-0.02', 0): -1.1170739982236293, ('2.58-0.04', 0): -1.738304608090306, ('2.06-0.03', 1): -0.82647078269798446, ('2.94-0.02', 1): -0.57950012566453413, ('1.12-0.0', 0): -0.084434259740209031, ('1.820.01', 2): -0.22961157351263858, ('2.78-0.01', 2): -0.30352892625153188, ('1.30.0', 1): -0.20731663189937985, ('2.35-0.02', 2): -1.3694892800838057, ('2.56-0.04', 2): -1.7071522036545494, ('2.69-0.04', 2): -1.5035828776351496, ('2.79-0.06', 1): -1.8299482065873183, ('1.90.0', 2): -0.17165906083656973, ('2.85-0.08', 2): -0.74719891145630291, ('1.76-0.01', 1): -0.63026317009855792, ('1.8-0.01', 1): -0.60180934702613298, ('1.78-0.01', 0): -0.59911205448641691, ('2.15-0.01', 2): -0.94915151941627363, ('2.4-0.03', 2): -1.3970606114074857, ('1.40.01', 1): -0.076088535301503613, ('1.940.01', 1): -0.25148712050116856, ('2.78-0.07', 2): -1.2304413449110254, ('1.23-0.0', 1): -0.084756745349330545, ('2.74-0.03', 1): -1.9064022531191729, ('2.0-0.03', 0): -0.68785768379470713, ('2.85-0.02', 0): -0.51353947284450052, ('2.86-0.06', 0): -1.845215583996022, ('2.89-0.04', 0): -1.3528968420069454, ('2.12-0.02', 0): -0.9885370816380098, ('1.86-0.02', 0): -0.5954878546941027, ('2.82-0.03', 0): -1.6364597529452021, ('2.93-0.05', 1): -1.0506452026680402, ('2.95-0.07', 2): -0.75153224553648734, ('2.66-0.04', 2): -1.5711540691015027, ('2.65-0.06', 2): -1.234230915762373, ('2.67-0.01', 2): -0.45654912355234328, ('2.47-0.04', 0): -1.6442572719805575, ('2.05-0.03', 0): -0.81830491927479898, ('2.03-0.01', 1): -0.82198458681778364, ('1.53-0.01', 2): -0.42161679313328143, ('1.57-0.0', 0): -0.26009538921627529, ('2.9-0.08', 2): -1.2078509603634096, ('2.81-0.06', 1): -1.6831806786116674, ('1.680.01', 2): -0.25100723178935685, ('1.830.01', 1): -0.21384007304082223, ('2.53-0.03', 0): -1.3359904146349522, ('2.94-0.08', 0): -0.77180683737067268, ('1.76-0.0', 1): -0.62145668886625327, ('1.38-0.0', 1): -0.22857095809456579, ('1.65-0.01', 0): -0.48613474922656869, ('1.580.0', 0): -0.4295167721450705, ('2.46-0.05', 1): -1.250268768102619, ('2.79-0.01', 1): -0.539679200708857, ('1.89-0.02', 1): -0.6452468713827737, ('2.44-0.05', 0): -1.2903329729891022, ('2.77-0.03', 2): -1.8920779666028624, ('1.77-0.01', 1): -0.56546235994774197, ('2.06-0.0', 1): -0.71767434770033367, ('2.55-0.06', 1): -0.97477593320317946, ('1.51-0.0', 2): -0.30799030827404916, ('2.84-0.03', 2): -1.791850600127626, ('2.91-0.01', 2): -0.54315942396447614, ('2.71-0.0', 0): -1.065669258450489, ('2.35-0.0', 1): -0.37017188065633871, ('2.67-0.04', 2): -1.6073037898158353, ('2.71-0.05', 2): -2.0055850728358586, ('2.40.0', 2): -0.88626982622604167, ('1.64-0.0', 2): -0.49939511816962961, <text:soft-page-break/>('1.2-0.0', 2): -0.05872038357423575, ('2.5-0.01', 2): -0.98756621159836144, ('1.64-0.02', 0): -0.2547238658333571, ('1.81-0.01', 2): -0.62687643427817308, ('1.8-0.02', 2): -0.67663968967222465, ('2.54-0.06', 2): -0.33928416890212032, ('2.17-0.01', 1): -1.1720642036542608, ('2.13-0.03', 2): -1.1324328390172691, ('2.98-0.01', 1): 0, ('1.85-0.01', 0): -0.74075467236541237, ('2.69-0.01', 0): -0.4572239201600975, ('1.470.01', 2): -0.096204010559740483, ('1.630.01', 0): -0.12216893115204387, ('2.56-0.03', 2): -1.3613205877093255, ('1.97-0.02', 2): -0.87200767580253791, ('2.65-0.0', 2): -0.64762286443312411, ('2.64-0.05', 1): -1.7997202683122042, ('2.09-0.01', 0): -0.89699278056950982, ('2.93-0.06', 2): -1.2344166456694678, ('1.48-0.0', 2): -0.31946475215858927, ('1.550.0', 1): -0.43263406716239061, ('2.6-0.03', 1): -1.0010277384154735, ('2.19-0.03', 2): -1.2201975412804336, ('1.88-0.02', 1): -0.62424711271197664, ('2.97-0.03', 1): -0.61501564138526565, ('1.460.01', 0): -0.10645640306076908, ('2.23-0.0', 1): -0.32335211422041693, ('2.47-0.0', 0): -0.4552097693405055, ('2.14-0.0', 1): -0.33728311123747778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1T11:50:36.632916382</meta:creation-date>
    <dc:date>2021-03-11T11:51:57.707001163</dc:date>
    <meta:editing-duration>PT1M22S</meta:editing-duration>
    <meta:editing-cycles>1</meta:editing-cycles>
    <meta:document-statistic meta:table-count="0" meta:image-count="0" meta:object-count="0" meta:page-count="30" meta:paragraph-count="13" meta:word-count="9555" meta:character-count="122997" meta:non-whitespace-character-count="113443"/>
    <meta:generator>LibreOffice/6.0.7.3$Linux_X86_64 LibreOffice_project/00m0$Build-3</meta:generator>
  </office:meta>
</office:document-meta>
</file>